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493cm"/>
    </style:style>
    <style:style style:name="co2" style:family="table-column">
      <style:table-column-properties fo:break-before="auto" style:column-width="1.836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1.919cm"/>
    </style:style>
    <style:style style:name="co5" style:family="table-column">
      <style:table-column-properties fo:break-before="auto" style:column-width="1.392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2.002cm"/>
    </style:style>
    <style:style style:name="co8" style:family="table-column">
      <style:table-column-properties fo:break-before="auto" style:column-width="1.115cm"/>
    </style:style>
    <style:style style:name="co9" style:family="table-column">
      <style:table-column-properties fo:break-before="auto" style:column-width="1.309cm"/>
    </style:style>
    <style:style style:name="co10" style:family="table-column">
      <style:table-column-properties fo:break-before="auto" style:column-width="1.004cm"/>
    </style:style>
    <style:style style:name="co11" style:family="table-column">
      <style:table-column-properties fo:break-before="auto" style:column-width="1.808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5" table:number-columns-repeated="7" table:default-cell-style-name="Default"/>
        <table:table-column table:style-name="co6" table:number-columns-repeated="6" table:default-cell-style-name="Default"/>
        <table:table-column table:style-name="co9" table:number-columns-repeated="3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6" table:number-columns-repeated="3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column table:style-name="co6" table:number-columns-repeated="4" table:default-cell-style-name="Default"/>
        <table:table-column table:style-name="co9" table:number-columns-repeated="5" table:default-cell-style-name="Default"/>
        <table:table-column table:style-name="co6" table:number-columns-repeated="3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column table:style-name="co6" table:number-columns-repeated="4" table:default-cell-style-name="Default"/>
        <table:table-column table:style-name="co9" table:number-columns-repeated="5" table:default-cell-style-name="Default"/>
        <table:table-column table:style-name="co6" table:number-columns-repeated="3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column table:style-name="co6" table:number-columns-repeated="4" table:default-cell-style-name="Default"/>
        <table:table-column table:style-name="co9" table:number-columns-repeated="5" table:default-cell-style-name="Default"/>
        <table:table-column table:style-name="co6" table:number-columns-repeated="3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column table:style-name="co6" table:number-columns-repeated="4" table:default-cell-style-name="Default"/>
        <table:table-column table:style-name="co9" table:number-columns-repeated="5" table:default-cell-style-name="Default"/>
        <table:table-column table:style-name="co6" table:number-columns-repeated="6" table:default-cell-style-name="Default"/>
        <table:table-column table:style-name="co9" table:default-cell-style-name="Default"/>
        <table:table-column table:style-name="co5" table:number-columns-repeated="7" table:default-cell-style-name="Default"/>
        <table:table-column table:style-name="co6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column table:style-name="co6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5" table:number-columns-repeated="5" table:default-cell-style-name="Default"/>
        <table:table-column table:style-name="co6" table:number-columns-repeated="3" table:default-cell-style-name="Default"/>
        <table:table-column table:style-name="co11" table:default-cell-style-name="Default"/>
        <table:table-row table:style-name="ro1">
          <table:table-cell office:value-type="string">
            <text:p>motion list: </text:p>
          </table:table-cell>
          <table:table-cell table:number-columns-repeated="161"/>
        </table:table-row>
        <table:table-row table:style-name="ro1">
          <table:table-cell office:value-type="string">
            <text:p>[8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]</text:p>
          </table:table-cell>
          <table:table-cell table:number-columns-repeated="142"/>
        </table:table-row>
        <table:table-row table:style-name="ro1">
          <table:table-cell office:value-type="string">
            <text:p>[16</text:p>
          </table:table-cell>
          <table:table-cell table:number-columns-repeated="2" office:value-type="float" office:value="16">
            <text:p>16</text:p>
          </table:table-cell>
          <table:table-cell table:number-columns-repeated="3"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3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<text:s/>16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18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]</text:p>
          </table:table-cell>
          <table:table-cell table:number-columns-repeated="142"/>
        </table:table-row>
        <table:table-row table:style-name="ro1">
          <table:table-cell office:value-type="string">
            <text:p>[163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89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]</text:p>
          </table:table-cell>
          <table:table-cell table:number-columns-repeated="142"/>
        </table:table-row>
        <table:table-row table:style-name="ro1">
          <table:table-cell office:value-type="string">
            <text:p>[86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]</text:p>
          </table:table-cell>
          <table:table-cell table:number-columns-repeated="142"/>
        </table:table-row>
        <table:table-row table:style-name="ro1">
          <table:table-cell office:value-type="string">
            <text:p>[73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]</text:p>
          </table:table-cell>
          <table:table-cell table:number-columns-repeated="142"/>
        </table:table-row>
        <table:table-row table:style-name="ro1">
          <table:table-cell office:value-type="string">
            <text:p>[111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91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]</text:p>
          </table:table-cell>
          <table:table-cell table:number-columns-repeated="142"/>
        </table:table-row>
        <table:table-row table:style-name="ro1">
          <table:table-cell office:value-type="string">
            <text:p>[94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]</text:p>
          </table:table-cell>
          <table:table-cell table:number-columns-repeated="142"/>
        </table:table-row>
        <table:table-row table:style-name="ro1">
          <table:table-cell office:value-type="string">
            <text:p>[107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]</text:p>
          </table:table-cell>
          <table:table-cell table:number-columns-repeated="142"/>
        </table:table-row>
        <table:table-row table:style-name="ro1">
          <table:table-cell office:value-type="string">
            <text:p>[69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float" office:value="4">
            <text:p>4</text:p>
          </table:table-cell>
          <table:table-cell table:number-columns-repeated="161"/>
        </table:table-row>
        <table:table-row table:style-name="ro1">
          <table:table-cell office:value-type="string">
            <text:p>modified data: </text:p>
          </table:table-cell>
          <table:table-cell table:number-columns-repeated="161"/>
        </table:table-row>
        <table:table-row table:style-name="ro1">
          <table:table-cell office:value-type="string">
            <text:p>[8.0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.0]</text:p>
          </table:table-cell>
          <table:table-cell table:number-columns-repeated="142"/>
        </table:table-row>
        <table:table-row table:style-name="ro1">
          <table:table-cell office:value-type="string">
            <text:p>[16.0</text:p>
          </table:table-cell>
          <table:table-cell office:value-type="float" office:value="16.34375">
            <text:p>16.34</text:p>
          </table:table-cell>
          <table:table-cell office:value-type="float" office:value="17.71875">
            <text:p>17.72</text:p>
          </table:table-cell>
          <table:table-cell office:value-type="float" office:value="3.28125">
            <text:p>3.28</text:p>
          </table:table-cell>
          <table:table-cell office:value-type="float" office:value="2.78125">
            <text:p>2.78</text:p>
          </table:table-cell>
          <table:table-cell office:value-type="float" office:value="-2.5">
            <text:p>-2.5</text:p>
          </table:table-cell>
          <table:table-cell office:value-type="float" office:value="81.875">
            <text:p>81.88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1.875">
            <text:p>81.88</text:p>
          </table:table-cell>
          <table:table-cell office:value-type="float" office:value="-2.5">
            <text:p>-2.5</text:p>
          </table:table-cell>
          <table:table-cell office:value-type="float" office:value="2.78125">
            <text:p>2.78</text:p>
          </table:table-cell>
          <table:table-cell office:value-type="float" office:value="3.28125">
            <text:p>3.28</text:p>
          </table:table-cell>
          <table:table-cell office:value-type="float" office:value="17.71875">
            <text:p>17.72</text:p>
          </table:table-cell>
          <table:table-cell office:value-type="string">
            <text:p><text:s/>16.34375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180.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.0]</text:p>
          </table:table-cell>
          <table:table-cell table:number-columns-repeated="142"/>
        </table:table-row>
        <table:table-row table:style-name="ro1">
          <table:table-cell office:value-type="string">
            <text:p>[163.0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.0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89.0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.0]</text:p>
          </table:table-cell>
          <table:table-cell table:number-columns-repeated="142"/>
        </table:table-row>
        <table:table-row table:style-name="ro1">
          <table:table-cell office:value-type="string">
            <text:p>[86.0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.0]</text:p>
          </table:table-cell>
          <table:table-cell table:number-columns-repeated="142"/>
        </table:table-row>
        <table:table-row table:style-name="ro1">
          <table:table-cell office:value-type="string">
            <text:p>[73.0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.0]</text:p>
          </table:table-cell>
          <table:table-cell table:number-columns-repeated="142"/>
        </table:table-row>
        <table:table-row table:style-name="ro1">
          <table:table-cell office:value-type="string">
            <text:p>[111.0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.0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91.0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.0]</text:p>
          </table:table-cell>
          <table:table-cell table:number-columns-repeated="142"/>
        </table:table-row>
        <table:table-row table:style-name="ro1">
          <table:table-cell office:value-type="string">
            <text:p>[94.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.0]</text:p>
          </table:table-cell>
          <table:table-cell table:number-columns-repeated="142"/>
        </table:table-row>
        <table:table-row table:style-name="ro1">
          <table:table-cell office:value-type="string">
            <text:p>[107.0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.0]</text:p>
          </table:table-cell>
          <table:table-cell table:number-columns-repeated="142"/>
        </table:table-row>
        <table:table-row table:style-name="ro1">
          <table:table-cell office:value-type="string">
            <text:p>[69.0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.0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Weight = -0.8</text:p>
          </table:table-cell>
          <table:table-cell office:value-type="string">
            <text:p><text:s/>Time = 1</text:p>
          </table:table-cell>
          <table:table-cell office:value-type="string">
            <text:p><text:s/>Space = 0</text:p>
          </table:table-cell>
          <table:table-cell office:value-type="string">
            <text:p><text:s/>Flow = -1</text:p>
          </table:table-cell>
          <table:table-cell table:number-columns-repeated="158"/>
        </table:table-row>
        <table:table-row table:style-name="ro1">
          <table:table-cell office:value-type="string">
            <text:p>Weight: <text:s/>light</text:p>
          </table:table-cell>
          <table:table-cell table:number-columns-repeated="161"/>
        </table:table-row>
        <table:table-row table:style-name="ro1">
          <table:table-cell office:value-type="string">
            <text:p>Time: <text:s/>sudden</text:p>
          </table:table-cell>
          <table:table-cell table:number-columns-repeated="161"/>
        </table:table-row>
        <table:table-row table:style-name="ro1">
          <table:table-cell office:value-type="string">
            <text:p>Space: <text:s/>neutralspace</text:p>
          </table:table-cell>
          <table:table-cell table:number-columns-repeated="161"/>
        </table:table-row>
        <table:table-row table:style-name="ro1">
          <table:table-cell office:value-type="string">
            <text:p>Flow: <text:s/>free</text:p>
          </table:table-cell>
          <table:table-cell table:number-columns-repeated="161"/>
        </table:table-row>
        <table:table-row table:style-name="ro1">
          <table:table-cell table:number-columns-repeated="162"/>
        </table:table-row>
        <table:table-row table:style-name="ro1">
          <table:table-cell office:value-type="string">
            <text:p>ti= <text:s/>-0.22 | v0= <text:s/>-0.02 | v1= <text:s/>0.2 | texp= <text:s/>2.6</text:p>
          </table:table-cell>
          <table:table-cell table:number-columns-repeated="161"/>
        </table:table-row>
        <table:table-row table:style-name="ro1">
          <table:table-cell office:value-type="string">
            <text:p>elbow_angle= <text:s/>0.628318530718 | vt__= <text:s/>-0.183648564196</text:p>
          </table:table-cell>
          <table:table-cell table:number-columns-repeated="161"/>
        </table:table-row>
        <table:table-row table:style-name="ro1">
          <table:table-cell office:value-type="string">
            <text:p>[82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9">
            <text:p>159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40">
            <text:p>140</text:p>
          </table:table-cell>
          <table:table-cell office:value-type="float" office:value="128">
            <text:p>128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table:number-columns-repeated="2" office:value-type="float" office:value="95">
            <text:p>95</text:p>
          </table:table-cell>
          <table:table-cell office:value-type="float" office:value="89">
            <text:p>89</text:p>
          </table:table-cell>
          <table:table-cell table:number-columns-repeated="2"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110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string">
            <text:p><text:s/>30]</text:p>
          </table:table-cell>
        </table:table-row>
        <table:table-row table:style-name="ro1">
          <table:table-cell office:value-type="string">
            <text:p>[16</text:p>
          </table:table-cell>
          <table:table-cell table:number-columns-repeated="9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1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string">
            <text:p><text:s/>16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36"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office:value-type="float" office:value="91">
            <text:p>91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102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table:number-columns-repeated="2"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2" office:value-type="float" office:value="81">
            <text:p>81</text:p>
          </table:table-cell>
          <table:table-cell office:value-type="float" office:value="85">
            <text:p>85</text:p>
          </table:table-cell>
          <table:table-cell table:number-columns-repeated="2"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111"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table:number-columns-repeated="2"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string">
            <text:p><text:s/>154]</text:p>
          </table:table-cell>
        </table:table-row>
        <table:table-row table:style-name="ro1">
          <table:table-cell office:value-type="string">
            <text:p>[163</text:p>
          </table:table-cell>
          <table:table-cell table:number-columns-repeated="10"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70">
            <text:p>170</text:p>
          </table:table-cell>
          <table:table-cell office:value-type="float" office:value="172">
            <text:p>172</text:p>
          </table:table-cell>
          <table:table-cell table:number-columns-repeated="2" office:value-type="float" office:value="174">
            <text:p>174</text:p>
          </table:table-cell>
          <table:table-cell table:number-columns-repeated="4" office:value-type="float" office:value="175">
            <text:p>175</text:p>
          </table:table-cell>
          <table:table-cell table:number-columns-repeated="14" office:value-type="float" office:value="174">
            <text:p>174</text:p>
          </table:table-cell>
          <table:table-cell office:value-type="float" office:value="172">
            <text:p>172</text:p>
          </table:table-cell>
          <table:table-cell office:value-type="float" office:value="167">
            <text:p>167</text:p>
          </table:table-cell>
          <table:table-cell office:value-type="float" office:value="161">
            <text:p>161</text:p>
          </table:table-cell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 office:value-type="float" office:value="135">
            <text:p>135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0">
            <text:p>180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table:number-columns-repeated="12"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string">
            <text:p><text:s/>163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36"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float" office:value="123">
            <text:p>123</text:p>
          </table:table-cell>
          <table:table-cell office:value-type="float" office:value="137">
            <text:p>137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89</text:p>
          </table:table-cell>
          <table:table-cell table:number-columns-repeated="160" office:value-type="float" office:value="89">
            <text:p>89</text:p>
          </table:table-cell>
          <table:table-cell office:value-type="string">
            <text:p><text:s/>89]</text:p>
          </table:table-cell>
        </table:table-row>
        <table:table-row table:style-name="ro1">
          <table:table-cell office:value-type="string">
            <text:p>[151</text:p>
          </table:table-cell>
          <table:table-cell office:value-type="float" office:value="156">
            <text:p>156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0">
            <text:p>140</text:p>
          </table:table-cell>
          <table:table-cell office:value-type="float" office:value="134">
            <text:p>134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table:number-columns-repeated="2"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 office:value-type="float" office:value="127">
            <text:p>127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string">
            <text:p><text:s/>151]</text:p>
          </table:table-cell>
        </table:table-row>
        <table:table-row table:style-name="ro1">
          <table:table-cell office:value-type="string">
            <text:p>[73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 office:value-type="float" office:value="132">
            <text:p>132</text:p>
          </table:table-cell>
          <table:table-cell office:value-type="float" office:value="150">
            <text:p>150</text:p>
          </table:table-cell>
          <table:table-cell office:value-type="float" office:value="167">
            <text:p>167</text:p>
          </table:table-cell>
          <table:table-cell table:number-columns-repeated="2" office:value-type="float" office:value="183">
            <text:p>183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2">
            <text:p>182</text:p>
          </table:table-cell>
          <table:table-cell office:value-type="float" office:value="169">
            <text:p>169</text:p>
          </table:table-cell>
          <table:table-cell office:value-type="float" office:value="153">
            <text:p>153</text:p>
          </table:table-cell>
          <table:table-cell office:value-type="float" office:value="136">
            <text:p>136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109">
            <text:p>109</text:p>
          </table:table-cell>
          <table:table-cell table:number-columns-repeated="110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9">
            <text:p>139</text:p>
          </table:table-cell>
          <table:table-cell office:value-type="float" office:value="151">
            <text:p>151</text:p>
          </table:table-cell>
          <table:table-cell office:value-type="float" office:value="164">
            <text:p>164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string">
            <text:p><text:s/>73]</text:p>
          </table:table-cell>
        </table:table-row>
        <table:table-row table:style-name="ro1">
          <table:table-cell office:value-type="string">
            <text:p>[80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table:number-columns-repeated="2"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61">
            <text:p>161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63">
            <text:p>163</text:p>
          </table:table-cell>
          <table:table-cell office:value-type="float" office:value="150">
            <text:p>150</text:p>
          </table:table-cell>
          <table:table-cell office:value-type="float" office:value="134">
            <text:p>134</text:p>
          </table:table-cell>
          <table:table-cell office:value-type="float" office:value="118">
            <text:p>118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table:number-columns-repeated="92"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office:value-type="float" office:value="129">
            <text:p>129</text:p>
          </table:table-cell>
          <table:table-cell office:value-type="float" office:value="140">
            <text:p>140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61">
            <text:p>161</text:p>
          </table:table-cell>
          <table:table-cell office:value-type="float" office:value="164">
            <text:p>164</text:p>
          </table:table-cell>
          <table:table-cell office:value-type="float" office:value="157">
            <text:p>157</text:p>
          </table:table-cell>
          <table:table-cell office:value-type="float" office:value="143">
            <text:p>143</text:p>
          </table:table-cell>
          <table:table-cell office:value-type="float" office:value="124">
            <text:p>124</text:p>
          </table:table-cell>
          <table:table-cell office:value-type="float" office:value="102">
            <text:p>102</text:p>
          </table:table-cell>
          <table:table-cell office:value-type="float" office:value="79">
            <text:p>79</text:p>
          </table:table-cell>
          <table:table-cell office:value-type="float" office:value="57">
            <text:p>57</text:p>
          </table:table-cell>
          <table:table-cell table:number-columns-repeated="2"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string">
            <text:p><text:s/>80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table:number-columns-repeated="4" office:value-type="float" office:value="89">
            <text:p>89</text:p>
          </table:table-cell>
          <table:table-cell table:number-columns-repeated="5" office:value-type="float" office:value="88">
            <text:p>88</text:p>
          </table:table-cell>
          <table:table-cell table:number-columns-repeated="7" office:value-type="float" office:value="87">
            <text:p>87</text:p>
          </table:table-cell>
          <table:table-cell table:number-columns-repeated="96" office:value-type="float" office:value="88">
            <text:p>88</text:p>
          </table:table-cell>
          <table:table-cell table:number-columns-repeated="3" office:value-type="float" office:value="89">
            <text:p>89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91</text:p>
          </table:table-cell>
          <table:table-cell table:number-columns-repeated="160" office:value-type="float" office:value="91">
            <text:p>91</text:p>
          </table:table-cell>
          <table:table-cell office:value-type="string">
            <text:p><text:s/>91]</text:p>
          </table:table-cell>
        </table:table-row>
        <table:table-row table:style-name="ro1">
          <table:table-cell office:value-type="string">
            <text:p>[28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number-columns-repeated="2"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3">
            <text:p>113</text:p>
          </table:table-cell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 table:number-columns-repeated="111" office:value-type="float" office:value="105">
            <text:p>105</text:p>
          </table:table-cell>
          <table:table-cell office:value-type="float" office:value="102">
            <text:p>102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table:number-columns-repeated="2"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string">
            <text:p><text:s/>28]</text:p>
          </table:table-cell>
        </table:table-row>
        <table:table-row table:style-name="ro1">
          <table:table-cell office:value-type="string">
            <text:p>[107</text:p>
          </table:table-cell>
          <table:table-cell office:value-type="float" office:value="103">
            <text:p>103</text:p>
          </table:table-cell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table:number-columns-repeated="2" office:value-type="float" office:value="73">
            <text:p>73</text:p>
          </table:table-cell>
          <table:table-cell office:value-type="float" office:value="80">
            <text:p>80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string">
            <text:p><text:s/>107]</text:p>
          </table:table-cell>
        </table:table-row>
        <table:table-row table:style-name="ro1">
          <table:table-cell office:value-type="string">
            <text:p>[101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37">
            <text:p>137</text:p>
          </table:table-cell>
          <table:table-cell table:number-columns-repeated="3" office:value-type="float" office:value="143">
            <text:p>143</text:p>
          </table:table-cell>
          <table:table-cell office:value-type="float" office:value="134">
            <text:p>134</text:p>
          </table:table-cell>
          <table:table-cell office:value-type="float" office:value="119">
            <text:p>119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table:number-columns-repeated="2" office:value-type="float" office:value="87">
            <text:p>87</text:p>
          </table:table-cell>
          <table:table-cell office:value-type="float" office:value="93">
            <text:p>93</text:p>
          </table:table-cell>
          <table:table-cell table:number-columns-repeated="2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93"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table:number-columns-repeated="2"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float" office:value="101">
            <text:p>101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string">
            <text:p><text:s/>101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161"/>
        </table:table-row>
        <table:table-row table:style-name="ro1">
          <table:table-cell office:value-type="float" office:value="7">
            <text:p>7</text:p>
          </table:table-cell>
          <table:table-cell table:number-columns-repeated="161"/>
        </table:table-row>
        <table:table-row table:style-name="ro1">
          <table:table-cell office:value-type="string">
            <text:p>[73.1875</text:p>
          </table:table-cell>
          <table:table-cell office:value-type="float" office:value="86.40625">
            <text:p>86.41</text:p>
          </table:table-cell>
          <table:table-cell office:value-type="float" office:value="97.375">
            <text:p>97.38</text:p>
          </table:table-cell>
          <table:table-cell office:value-type="float" office:value="110.875">
            <text:p>110.88</text:p>
          </table:table-cell>
          <table:table-cell office:value-type="float" office:value="125.21875">
            <text:p>125.22</text:p>
          </table:table-cell>
          <table:table-cell office:value-type="float" office:value="140.6875">
            <text:p>140.69</text:p>
          </table:table-cell>
          <table:table-cell office:value-type="float" office:value="158.21875">
            <text:p>158.22</text:p>
          </table:table-cell>
          <table:table-cell office:value-type="float" office:value="173.3125">
            <text:p>173.31</text:p>
          </table:table-cell>
          <table:table-cell office:value-type="float" office:value="186.25">
            <text:p>186.25</text:p>
          </table:table-cell>
          <table:table-cell office:value-type="float" office:value="185.3125">
            <text:p>185.31</text:p>
          </table:table-cell>
          <table:table-cell office:value-type="float" office:value="186.5625">
            <text:p>186.56</text:p>
          </table:table-cell>
          <table:table-cell office:value-type="float" office:value="182.21875">
            <text:p>182.22</text:p>
          </table:table-cell>
          <table:table-cell office:value-type="float" office:value="173.78125">
            <text:p>173.78</text:p>
          </table:table-cell>
          <table:table-cell office:value-type="float" office:value="156.875">
            <text:p>156.88</text:p>
          </table:table-cell>
          <table:table-cell office:value-type="float" office:value="143.9375">
            <text:p>143.94</text:p>
          </table:table-cell>
          <table:table-cell office:value-type="float" office:value="124.84375">
            <text:p>124.84</text:p>
          </table:table-cell>
          <table:table-cell office:value-type="float" office:value="107.09375">
            <text:p>107.09</text:p>
          </table:table-cell>
          <table:table-cell office:value-type="float" office:value="92.5625">
            <text:p>92.56</text:p>
          </table:table-cell>
          <table:table-cell office:value-type="float" office:value="85.90625">
            <text:p>85.91</text:p>
          </table:table-cell>
          <table:table-cell office:value-type="float" office:value="75.5">
            <text:p>75.5</text:p>
          </table:table-cell>
          <table:table-cell office:value-type="float" office:value="70.34375">
            <text:p>70.34</text:p>
          </table:table-cell>
          <table:table-cell office:value-type="float" office:value="69.96875">
            <text:p>69.97</text:p>
          </table:table-cell>
          <table:table-cell office:value-type="float" office:value="73.875">
            <text:p>73.88</text:p>
          </table:table-cell>
          <table:table-cell office:value-type="float" office:value="76.4375">
            <text:p>76.44</text:p>
          </table:table-cell>
          <table:table-cell office:value-type="float" office:value="80.5625">
            <text:p>80.56</text:p>
          </table:table-cell>
          <table:table-cell office:value-type="float" office:value="85.09375">
            <text:p>85.09</text:p>
          </table:table-cell>
          <table:table-cell office:value-type="float" office:value="86">
            <text:p>86</text:p>
          </table:table-cell>
          <table:table-cell office:value-type="float" office:value="88.625">
            <text:p>88.63</text:p>
          </table:table-cell>
          <table:table-cell office:value-type="float" office:value="91.15625">
            <text:p>91.16</text:p>
          </table:table-cell>
          <table:table-cell office:value-type="float" office:value="92.9375">
            <text:p>92.94</text:p>
          </table:table-cell>
          <table:table-cell office:value-type="float" office:value="94.15625">
            <text:p>94.16</text:p>
          </table:table-cell>
          <table:table-cell office:value-type="float" office:value="94.8125">
            <text:p>94.81</text:p>
          </table:table-cell>
          <table:table-cell office:value-type="float" office:value="95">
            <text:p>95</text:p>
          </table:table-cell>
          <table:table-cell office:value-type="float" office:value="95.28125">
            <text:p>95.28</text:p>
          </table:table-cell>
          <table:table-cell office:value-type="float" office:value="95">
            <text:p>95</text:p>
          </table:table-cell>
          <table:table-cell office:value-type="float" office:value="95.5625">
            <text:p>95.56</text:p>
          </table:table-cell>
          <table:table-cell table:number-columns-repeated="2" office:value-type="float" office:value="95.84375">
            <text:p>95.84</text:p>
          </table:table-cell>
          <table:table-cell office:value-type="float" office:value="95.75">
            <text:p>95.75</text:p>
          </table:table-cell>
          <table:table-cell office:value-type="float" office:value="95.5625">
            <text:p>95.56</text:p>
          </table:table-cell>
          <table:table-cell office:value-type="float" office:value="95.28125">
            <text:p>95.28</text:p>
          </table:table-cell>
          <table:table-cell office:value-type="float" office:value="95.09375">
            <text:p>95.09</text:p>
          </table:table-cell>
          <table:table-cell table:number-columns-repeated="78" office:value-type="float" office:value="95">
            <text:p>95</text:p>
          </table:table-cell>
          <table:table-cell office:value-type="float" office:value="94.90625">
            <text:p>94.91</text:p>
          </table:table-cell>
          <table:table-cell office:value-type="float" office:value="94.4375">
            <text:p>94.44</text:p>
          </table:table-cell>
          <table:table-cell office:value-type="float" office:value="93.78125">
            <text:p>93.78</text:p>
          </table:table-cell>
          <table:table-cell office:value-type="float" office:value="92.9375">
            <text:p>92.94</text:p>
          </table:table-cell>
          <table:table-cell office:value-type="float" office:value="92.09375">
            <text:p>92.09</text:p>
          </table:table-cell>
          <table:table-cell office:value-type="float" office:value="91.15625">
            <text:p>91.16</text:p>
          </table:table-cell>
          <table:table-cell office:value-type="float" office:value="90.3125">
            <text:p>90.31</text:p>
          </table:table-cell>
          <table:table-cell office:value-type="float" office:value="89.46875">
            <text:p>89.47</text:p>
          </table:table-cell>
          <table:table-cell office:value-type="float" office:value="89.1875">
            <text:p>89.19</text:p>
          </table:table-cell>
          <table:table-cell office:value-type="float" office:value="87.59375">
            <text:p>87.59</text:p>
          </table:table-cell>
          <table:table-cell office:value-type="float" office:value="86.375">
            <text:p>86.38</text:p>
          </table:table-cell>
          <table:table-cell office:value-type="float" office:value="85.15625">
            <text:p>85.16</text:p>
          </table:table-cell>
          <table:table-cell office:value-type="float" office:value="84.875">
            <text:p>84.88</text:p>
          </table:table-cell>
          <table:table-cell office:value-type="float" office:value="86">
            <text:p>86</text:p>
          </table:table-cell>
          <table:table-cell office:value-type="float" office:value="88.25">
            <text:p>88.25</text:p>
          </table:table-cell>
          <table:table-cell office:value-type="float" office:value="91.0625">
            <text:p>91.06</text:p>
          </table:table-cell>
          <table:table-cell office:value-type="float" office:value="97.125">
            <text:p>97.13</text:p>
          </table:table-cell>
          <table:table-cell office:value-type="float" office:value="93.6875">
            <text:p>93.69</text:p>
          </table:table-cell>
          <table:table-cell office:value-type="float" office:value="106.125">
            <text:p>106.13</text:p>
          </table:table-cell>
          <table:table-cell office:value-type="float" office:value="123.1875">
            <text:p>123.19</text:p>
          </table:table-cell>
          <table:table-cell office:value-type="float" office:value="139.5">
            <text:p>139.5</text:p>
          </table:table-cell>
          <table:table-cell office:value-type="float" office:value="160.1875">
            <text:p>160.19</text:p>
          </table:table-cell>
          <table:table-cell office:value-type="float" office:value="177.34375">
            <text:p>177.34</text:p>
          </table:table-cell>
          <table:table-cell office:value-type="float" office:value="192.53125">
            <text:p>192.53</text:p>
          </table:table-cell>
          <table:table-cell office:value-type="float" office:value="195.15625">
            <text:p>195.16</text:p>
          </table:table-cell>
          <table:table-cell office:value-type="float" office:value="158.0625">
            <text:p>158.06</text:p>
          </table:table-cell>
          <table:table-cell office:value-type="float" office:value="142.28125">
            <text:p>142.28</text:p>
          </table:table-cell>
          <table:table-cell office:value-type="float" office:value="123.5">
            <text:p>123.5</text:p>
          </table:table-cell>
          <table:table-cell office:value-type="float" office:value="98.15625">
            <text:p>98.16</text:p>
          </table:table-cell>
          <table:table-cell office:value-type="float" office:value="126.21875">
            <text:p>126.22</text:p>
          </table:table-cell>
          <table:table-cell office:value-type="float" office:value="104.625">
            <text:p>104.63</text:p>
          </table:table-cell>
          <table:table-cell office:value-type="float" office:value="79.3125">
            <text:p>79.31</text:p>
          </table:table-cell>
          <table:table-cell office:value-type="float" office:value="54.375">
            <text:p>54.38</text:p>
          </table:table-cell>
          <table:table-cell office:value-type="float" office:value="166.65625">
            <text:p>166.66</text:p>
          </table:table-cell>
          <table:table-cell office:value-type="float" office:value="153.375">
            <text:p>153.38</text:p>
          </table:table-cell>
          <table:table-cell office:value-type="float" office:value="131.96875">
            <text:p>131.97</text:p>
          </table:table-cell>
          <table:table-cell office:value-type="float" office:value="108.125">
            <text:p>108.13</text:p>
          </table:table-cell>
          <table:table-cell office:value-type="float" office:value="133.125">
            <text:p>133.13</text:p>
          </table:table-cell>
          <table:table-cell office:value-type="float" office:value="117.5">
            <text:p>117.5</text:p>
          </table:table-cell>
          <table:table-cell office:value-type="float" office:value="96.5625">
            <text:p>96.56</text:p>
          </table:table-cell>
          <table:table-cell office:value-type="float" office:value="75.375">
            <text:p>75.38</text:p>
          </table:table-cell>
          <table:table-cell office:value-type="string">
            <text:p><text:s/>14.8125]</text:p>
          </table:table-cell>
        </table:table-row>
        <table:table-row table:style-name="ro1">
          <table:table-cell office:value-type="string">
            <text:p>[16.9375</text:p>
          </table:table-cell>
          <table:table-cell office:value-type="float" office:value="17.03125">
            <text:p>17.03</text:p>
          </table:table-cell>
          <table:table-cell office:value-type="float" office:value="17.3125">
            <text:p>17.31</text:p>
          </table:table-cell>
          <table:table-cell office:value-type="float" office:value="17.78125">
            <text:p>17.78</text:p>
          </table:table-cell>
          <table:table-cell office:value-type="float" office:value="18.0625">
            <text:p>18.06</text:p>
          </table:table-cell>
          <table:table-cell office:value-type="float" office:value="18.625">
            <text:p>18.63</text:p>
          </table:table-cell>
          <table:table-cell office:value-type="float" office:value="18.53125">
            <text:p>18.53</text:p>
          </table:table-cell>
          <table:table-cell office:value-type="float" office:value="18.625">
            <text:p>18.63</text:p>
          </table:table-cell>
          <table:table-cell office:value-type="float" office:value="18.8125">
            <text:p>18.81</text:p>
          </table:table-cell>
          <table:table-cell office:value-type="float" office:value="18.34375">
            <text:p>18.34</text:p>
          </table:table-cell>
          <table:table-cell office:value-type="float" office:value="16.875">
            <text:p>16.88</text:p>
          </table:table-cell>
          <table:table-cell office:value-type="float" office:value="15.6875">
            <text:p>15.69</text:p>
          </table:table-cell>
          <table:table-cell office:value-type="float" office:value="13.9375">
            <text:p>13.94</text:p>
          </table:table-cell>
          <table:table-cell office:value-type="float" office:value="11.5625">
            <text:p>11.56</text:p>
          </table:table-cell>
          <table:table-cell office:value-type="float" office:value="10.1875">
            <text:p>10.19</text:p>
          </table:table-cell>
          <table:table-cell office:value-type="float" office:value="6.78125">
            <text:p>6.78</text:p>
          </table:table-cell>
          <table:table-cell office:value-type="float" office:value="4.40625">
            <text:p>4.41</text:p>
          </table:table-cell>
          <table:table-cell office:value-type="float" office:value="2.65625">
            <text:p>2.66</text:p>
          </table:table-cell>
          <table:table-cell office:value-type="float" office:value="2.28125">
            <text:p>2.28</text:p>
          </table:table-cell>
          <table:table-cell office:value-type="float" office:value="0.1875">
            <text:p>0.19</text:p>
          </table:table-cell>
          <table:table-cell office:value-type="float" office:value="-0.28125">
            <text:p>-0.28</text:p>
          </table:table-cell>
          <table:table-cell office:value-type="float" office:value="-0.1875">
            <text:p>-0.19</text:p>
          </table:table-cell>
          <table:table-cell office:value-type="float" office:value="0">
            <text:p>0</text:p>
          </table:table-cell>
          <table:table-cell office:value-type="float" office:value="0.15625">
            <text:p>0.16</text:p>
          </table:table-cell>
          <table:table-cell office:value-type="float" office:value="-0.125">
            <text:p>-0.13</text:p>
          </table:table-cell>
          <table:table-cell office:value-type="float" office:value="-0.78125">
            <text:p>-0.78</text:p>
          </table:table-cell>
          <table:table-cell office:value-type="float" office:value="-0.625">
            <text:p>-0.63</text:p>
          </table:table-cell>
          <table:table-cell office:value-type="float" office:value="-0.4375">
            <text:p>-0.44</text:p>
          </table:table-cell>
          <table:table-cell office:value-type="float" office:value="-1.1875">
            <text:p>-1.19</text:p>
          </table:table-cell>
          <table:table-cell office:value-type="float" office:value="-1.28125">
            <text:p>-1.28</text:p>
          </table:table-cell>
          <table:table-cell office:value-type="float" office:value="-2.5">
            <text:p>-2.5</text:p>
          </table:table-cell>
          <table:table-cell office:value-type="float" office:value="-4.375">
            <text:p>-4.38</text:p>
          </table:table-cell>
          <table:table-cell office:value-type="float" office:value="-6.15625">
            <text:p>-6.16</text:p>
          </table:table-cell>
          <table:table-cell office:value-type="float" office:value="-7.5625">
            <text:p>-7.56</text:p>
          </table:table-cell>
          <table:table-cell office:value-type="float" office:value="-7.65625">
            <text:p>-7.66</text:p>
          </table:table-cell>
          <table:table-cell office:value-type="float" office:value="-6.15625">
            <text:p>-6.16</text:p>
          </table:table-cell>
          <table:table-cell office:value-type="float" office:value="-4.28125">
            <text:p>-4.28</text:p>
          </table:table-cell>
          <table:table-cell office:value-type="float" office:value="1.3125">
            <text:p>1.31</text:p>
          </table:table-cell>
          <table:table-cell office:value-type="float" office:value="9.21875">
            <text:p>9.22</text:p>
          </table:table-cell>
          <table:table-cell office:value-type="float" office:value="20.4375">
            <text:p>20.44</text:p>
          </table:table-cell>
          <table:table-cell office:value-type="float" office:value="34.3125">
            <text:p>34.31</text:p>
          </table:table-cell>
          <table:table-cell office:value-type="float" office:value="46.9375">
            <text:p>46.94</text:p>
          </table:table-cell>
          <table:table-cell office:value-type="float" office:value="62.1875">
            <text:p>62.19</text:p>
          </table:table-cell>
          <table:table-cell office:value-type="float" office:value="75.6875">
            <text:p>75.69</text:p>
          </table:table-cell>
          <table:table-cell office:value-type="float" office:value="87.6875">
            <text:p>87.69</text:p>
          </table:table-cell>
          <table:table-cell office:value-type="float" office:value="88.90625">
            <text:p>88.91</text:p>
          </table:table-cell>
          <table:table-cell office:value-type="float" office:value="88.8125">
            <text:p>88.81</text:p>
          </table:table-cell>
          <table:table-cell office:value-type="float" office:value="84.46875">
            <text:p>84.47</text:p>
          </table:table-cell>
          <table:table-cell office:value-type="float" office:value="74.34375">
            <text:p>74.34</text:p>
          </table:table-cell>
          <table:table-cell office:value-type="float" office:value="56.65625">
            <text:p>56.66</text:p>
          </table:table-cell>
          <table:table-cell office:value-type="float" office:value="40.4375">
            <text:p>40.44</text:p>
          </table:table-cell>
          <table:table-cell office:value-type="float" office:value="20.5">
            <text:p>20.5</text:p>
          </table:table-cell>
          <table:table-cell office:value-type="float" office:value="2.9375">
            <text:p>2.94</text:p>
          </table:table-cell>
          <table:table-cell office:value-type="float" office:value="-9.53125">
            <text:p>-9.53</text:p>
          </table:table-cell>
          <table:table-cell office:value-type="float" office:value="-13">
            <text:p>-13</text:p>
          </table:table-cell>
          <table:table-cell office:value-type="float" office:value="-17">
            <text:p>-17</text:p>
          </table:table-cell>
          <table:table-cell office:value-type="float" office:value="-14.25">
            <text:p>-14.25</text:p>
          </table:table-cell>
          <table:table-cell office:value-type="float" office:value="-4.6875">
            <text:p>-4.69</text:p>
          </table:table-cell>
          <table:table-cell office:value-type="float" office:value="14">
            <text:p>14</text:p>
          </table:table-cell>
          <table:table-cell office:value-type="float" office:value="28.5625">
            <text:p>28.56</text:p>
          </table:table-cell>
          <table:table-cell office:value-type="float" office:value="48.03125">
            <text:p>48.03</text:p>
          </table:table-cell>
          <table:table-cell office:value-type="float" office:value="65.6875">
            <text:p>65.69</text:p>
          </table:table-cell>
          <table:table-cell office:value-type="float" office:value="79.15625">
            <text:p>79.16</text:p>
          </table:table-cell>
          <table:table-cell office:value-type="float" office:value="82.34375">
            <text:p>82.34</text:p>
          </table:table-cell>
          <table:table-cell office:value-type="float" office:value="84.78125">
            <text:p>84.78</text:p>
          </table:table-cell>
          <table:table-cell office:value-type="float" office:value="82.40625">
            <text:p>82.41</text:p>
          </table:table-cell>
          <table:table-cell office:value-type="float" office:value="73.21875">
            <text:p>73.22</text:p>
          </table:table-cell>
          <table:table-cell office:value-type="float" office:value="56.46875">
            <text:p>56.47</text:p>
          </table:table-cell>
          <table:table-cell office:value-type="float" office:value="40.4375">
            <text:p>40.44</text:p>
          </table:table-cell>
          <table:table-cell office:value-type="float" office:value="20.78125">
            <text:p>20.78</text:p>
          </table:table-cell>
          <table:table-cell office:value-type="float" office:value="2.9375">
            <text:p>2.94</text:p>
          </table:table-cell>
          <table:table-cell office:value-type="float" office:value="-9.0625">
            <text:p>-9.06</text:p>
          </table:table-cell>
          <table:table-cell office:value-type="float" office:value="-12.25">
            <text:p>-12.25</text:p>
          </table:table-cell>
          <table:table-cell office:value-type="float" office:value="-16.15625">
            <text:p>-16.16</text:p>
          </table:table-cell>
          <table:table-cell office:value-type="float" office:value="-13.59375">
            <text:p>-13.59</text:p>
          </table:table-cell>
          <table:table-cell office:value-type="float" office:value="-4.125">
            <text:p>-4.13</text:p>
          </table:table-cell>
          <table:table-cell office:value-type="float" office:value="14.28125">
            <text:p>14.28</text:p>
          </table:table-cell>
          <table:table-cell office:value-type="float" office:value="28.65625">
            <text:p>28.66</text:p>
          </table:table-cell>
          <table:table-cell office:value-type="float" office:value="48.03125">
            <text:p>48.03</text:p>
          </table:table-cell>
          <table:table-cell office:value-type="float" office:value="65.6875">
            <text:p>65.69</text:p>
          </table:table-cell>
          <table:table-cell office:value-type="float" office:value="79.15625">
            <text:p>79.16</text:p>
          </table:table-cell>
          <table:table-cell office:value-type="float" office:value="82.34375">
            <text:p>82.34</text:p>
          </table:table-cell>
          <table:table-cell office:value-type="float" office:value="84.78125">
            <text:p>84.78</text:p>
          </table:table-cell>
          <table:table-cell office:value-type="float" office:value="82.40625">
            <text:p>82.41</text:p>
          </table:table-cell>
          <table:table-cell office:value-type="float" office:value="73.21875">
            <text:p>73.22</text:p>
          </table:table-cell>
          <table:table-cell office:value-type="float" office:value="56.46875">
            <text:p>56.47</text:p>
          </table:table-cell>
          <table:table-cell office:value-type="float" office:value="40.4375">
            <text:p>40.44</text:p>
          </table:table-cell>
          <table:table-cell office:value-type="float" office:value="20.78125">
            <text:p>20.78</text:p>
          </table:table-cell>
          <table:table-cell office:value-type="float" office:value="2.9375">
            <text:p>2.94</text:p>
          </table:table-cell>
          <table:table-cell office:value-type="float" office:value="-9.0625">
            <text:p>-9.06</text:p>
          </table:table-cell>
          <table:table-cell office:value-type="float" office:value="-12.25">
            <text:p>-12.25</text:p>
          </table:table-cell>
          <table:table-cell office:value-type="float" office:value="-16.15625">
            <text:p>-16.16</text:p>
          </table:table-cell>
          <table:table-cell office:value-type="float" office:value="-13.59375">
            <text:p>-13.59</text:p>
          </table:table-cell>
          <table:table-cell office:value-type="float" office:value="-4.125">
            <text:p>-4.13</text:p>
          </table:table-cell>
          <table:table-cell office:value-type="float" office:value="14.28125">
            <text:p>14.28</text:p>
          </table:table-cell>
          <table:table-cell office:value-type="float" office:value="28.65625">
            <text:p>28.66</text:p>
          </table:table-cell>
          <table:table-cell office:value-type="float" office:value="48.03125">
            <text:p>48.03</text:p>
          </table:table-cell>
          <table:table-cell office:value-type="float" office:value="65.6875">
            <text:p>65.69</text:p>
          </table:table-cell>
          <table:table-cell office:value-type="float" office:value="79.15625">
            <text:p>79.16</text:p>
          </table:table-cell>
          <table:table-cell office:value-type="float" office:value="82.34375">
            <text:p>82.34</text:p>
          </table:table-cell>
          <table:table-cell office:value-type="float" office:value="84.78125">
            <text:p>84.78</text:p>
          </table:table-cell>
          <table:table-cell office:value-type="float" office:value="82.40625">
            <text:p>82.41</text:p>
          </table:table-cell>
          <table:table-cell office:value-type="float" office:value="73.21875">
            <text:p>73.22</text:p>
          </table:table-cell>
          <table:table-cell office:value-type="float" office:value="56.46875">
            <text:p>56.47</text:p>
          </table:table-cell>
          <table:table-cell office:value-type="float" office:value="40.4375">
            <text:p>40.44</text:p>
          </table:table-cell>
          <table:table-cell office:value-type="float" office:value="20.78125">
            <text:p>20.78</text:p>
          </table:table-cell>
          <table:table-cell office:value-type="float" office:value="2.9375">
            <text:p>2.94</text:p>
          </table:table-cell>
          <table:table-cell office:value-type="float" office:value="-9.0625">
            <text:p>-9.06</text:p>
          </table:table-cell>
          <table:table-cell office:value-type="float" office:value="-12.25">
            <text:p>-12.25</text:p>
          </table:table-cell>
          <table:table-cell office:value-type="float" office:value="-16.15625">
            <text:p>-16.16</text:p>
          </table:table-cell>
          <table:table-cell office:value-type="float" office:value="-13.59375">
            <text:p>-13.59</text:p>
          </table:table-cell>
          <table:table-cell office:value-type="float" office:value="-4.03125">
            <text:p>-4.03</text:p>
          </table:table-cell>
          <table:table-cell office:value-type="float" office:value="14.28125">
            <text:p>14.28</text:p>
          </table:table-cell>
          <table:table-cell office:value-type="float" office:value="29.21875">
            <text:p>29.22</text:p>
          </table:table-cell>
          <table:table-cell office:value-type="float" office:value="49.71875">
            <text:p>49.72</text:p>
          </table:table-cell>
          <table:table-cell office:value-type="float" office:value="68.59375">
            <text:p>68.59</text:p>
          </table:table-cell>
          <table:table-cell office:value-type="float" office:value="83.09375">
            <text:p>83.09</text:p>
          </table:table-cell>
          <table:table-cell office:value-type="float" office:value="87.125">
            <text:p>87.13</text:p>
          </table:table-cell>
          <table:table-cell office:value-type="float" office:value="90.40625">
            <text:p>90.41</text:p>
          </table:table-cell>
          <table:table-cell office:value-type="float" office:value="88.3125">
            <text:p>88.31</text:p>
          </table:table-cell>
          <table:table-cell office:value-type="float" office:value="79.125">
            <text:p>79.13</text:p>
          </table:table-cell>
          <table:table-cell office:value-type="float" office:value="63.875">
            <text:p>63.88</text:p>
          </table:table-cell>
          <table:table-cell office:value-type="float" office:value="50.65625">
            <text:p>50.66</text:p>
          </table:table-cell>
          <table:table-cell office:value-type="float" office:value="33.34375">
            <text:p>33.34</text:p>
          </table:table-cell>
          <table:table-cell office:value-type="float" office:value="17.84375">
            <text:p>17.84</text:p>
          </table:table-cell>
          <table:table-cell office:value-type="float" office:value="4.90625">
            <text:p>4.91</text:p>
          </table:table-cell>
          <table:table-cell office:value-type="float" office:value="-1.28125">
            <text:p>-1.28</text:p>
          </table:table-cell>
          <table:table-cell office:value-type="float" office:value="-11.90625">
            <text:p>-11.91</text:p>
          </table:table-cell>
          <table:table-cell office:value-type="float" office:value="-11.625">
            <text:p>-11.63</text:p>
          </table:table-cell>
          <table:table-cell office:value-type="float" office:value="-12.46875">
            <text:p>-12.47</text:p>
          </table:table-cell>
          <table:table-cell office:value-type="float" office:value="-11.03125">
            <text:p>-11.03</text:p>
          </table:table-cell>
          <table:table-cell office:value-type="float" office:value="-12.375">
            <text:p>-12.38</text:p>
          </table:table-cell>
          <table:table-cell office:value-type="float" office:value="-7.28125">
            <text:p>-7.28</text:p>
          </table:table-cell>
          <table:table-cell office:value-type="float" office:value="-2.84375">
            <text:p>-2.84</text:p>
          </table:table-cell>
          <table:table-cell office:value-type="float" office:value="-2.6875">
            <text:p>-2.69</text:p>
          </table:table-cell>
          <table:table-cell office:value-type="float" office:value="-2.03125">
            <text:p>-2.03</text:p>
          </table:table-cell>
          <table:table-cell office:value-type="float" office:value="-1.75">
            <text:p>-1.75</text:p>
          </table:table-cell>
          <table:table-cell office:value-type="float" office:value="0.96875">
            <text:p>0.97</text:p>
          </table:table-cell>
          <table:table-cell office:value-type="float" office:value="2.46875">
            <text:p>2.47</text:p>
          </table:table-cell>
          <table:table-cell office:value-type="float" office:value="3.875">
            <text:p>3.88</text:p>
          </table:table-cell>
          <table:table-cell office:value-type="float" office:value="3.6875">
            <text:p>3.69</text:p>
          </table:table-cell>
          <table:table-cell office:value-type="float" office:value="3.5">
            <text:p>3.5</text:p>
          </table:table-cell>
          <table:table-cell office:value-type="float" office:value="2.9375">
            <text:p>2.94</text:p>
          </table:table-cell>
          <table:table-cell office:value-type="float" office:value="3.03125">
            <text:p>3.03</text:p>
          </table:table-cell>
          <table:table-cell office:value-type="float" office:value="2.75">
            <text:p>2.75</text:p>
          </table:table-cell>
          <table:table-cell office:value-type="float" office:value="6.03125">
            <text:p>6.03</text:p>
          </table:table-cell>
          <table:table-cell office:value-type="float" office:value="7.875">
            <text:p>7.88</text:p>
          </table:table-cell>
          <table:table-cell office:value-type="float" office:value="9.53125">
            <text:p>9.53</text:p>
          </table:table-cell>
          <table:table-cell office:value-type="float" office:value="11.8125">
            <text:p>11.81</text:p>
          </table:table-cell>
          <table:table-cell office:value-type="float" office:value="7.9375">
            <text:p>7.94</text:p>
          </table:table-cell>
          <table:table-cell office:value-type="float" office:value="9.9375">
            <text:p>9.94</text:p>
          </table:table-cell>
          <table:table-cell office:value-type="float" office:value="12.125">
            <text:p>12.13</text:p>
          </table:table-cell>
          <table:table-cell office:value-type="float" office:value="14.6875">
            <text:p>14.69</text:p>
          </table:table-cell>
          <table:table-cell office:value-type="float" office:value="4.25">
            <text:p>4.25</text:p>
          </table:table-cell>
          <table:table-cell office:value-type="float" office:value="5.09375">
            <text:p>5.09</text:p>
          </table:table-cell>
          <table:table-cell office:value-type="float" office:value="7.3125">
            <text:p>7.31</text:p>
          </table:table-cell>
          <table:table-cell office:value-type="float" office:value="9.25">
            <text:p>9.25</text:p>
          </table:table-cell>
          <table:table-cell office:value-type="float" office:value="7.59375">
            <text:p>7.59</text:p>
          </table:table-cell>
          <table:table-cell office:value-type="float" office:value="8.03125">
            <text:p>8.03</text:p>
          </table:table-cell>
          <table:table-cell office:value-type="float" office:value="9.84375">
            <text:p>9.84</text:p>
          </table:table-cell>
          <table:table-cell office:value-type="float" office:value="11.65625">
            <text:p>11.66</text:p>
          </table:table-cell>
          <table:table-cell office:value-type="string">
            <text:p><text:s/>17.5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20" office:value-type="float" office:value="90">
            <text:p>90</text:p>
          </table:table-cell>
          <table:table-cell office:value-type="float" office:value="90.28125">
            <text:p>90.28</text:p>
          </table:table-cell>
          <table:table-cell office:value-type="float" office:value="90.9375">
            <text:p>90.94</text:p>
          </table:table-cell>
          <table:table-cell office:value-type="float" office:value="91.96875">
            <text:p>91.97</text:p>
          </table:table-cell>
          <table:table-cell office:value-type="float" office:value="93.1875">
            <text:p>93.19</text:p>
          </table:table-cell>
          <table:table-cell office:value-type="float" office:value="94.59375">
            <text:p>94.59</text:p>
          </table:table-cell>
          <table:table-cell office:value-type="float" office:value="96">
            <text:p>96</text:p>
          </table:table-cell>
          <table:table-cell office:value-type="float" office:value="97.3125">
            <text:p>97.31</text:p>
          </table:table-cell>
          <table:table-cell office:value-type="float" office:value="98.4375">
            <text:p>98.44</text:p>
          </table:table-cell>
          <table:table-cell office:value-type="float" office:value="99.28125">
            <text:p>99.28</text:p>
          </table:table-cell>
          <table:table-cell office:value-type="float" office:value="100.78125">
            <text:p>100.78</text:p>
          </table:table-cell>
          <table:table-cell office:value-type="float" office:value="104.15625">
            <text:p>104.16</text:p>
          </table:table-cell>
          <table:table-cell office:value-type="float" office:value="107.34375">
            <text:p>107.34</text:p>
          </table:table-cell>
          <table:table-cell office:value-type="float" office:value="109.03125">
            <text:p>109.03</text:p>
          </table:table-cell>
          <table:table-cell office:value-type="float" office:value="108.9375">
            <text:p>108.94</text:p>
          </table:table-cell>
          <table:table-cell office:value-type="float" office:value="106.96875">
            <text:p>106.97</text:p>
          </table:table-cell>
          <table:table-cell office:value-type="float" office:value="103.875">
            <text:p>103.88</text:p>
          </table:table-cell>
          <table:table-cell office:value-type="float" office:value="93.9375">
            <text:p>93.94</text:p>
          </table:table-cell>
          <table:table-cell office:value-type="float" office:value="79.90625">
            <text:p>79.91</text:p>
          </table:table-cell>
          <table:table-cell office:value-type="float" office:value="64.03125">
            <text:p>64.03</text:p>
          </table:table-cell>
          <table:table-cell office:value-type="float" office:value="45.40625">
            <text:p>45.41</text:p>
          </table:table-cell>
          <table:table-cell office:value-type="float" office:value="26">
            <text:p>26</text:p>
          </table:table-cell>
          <table:table-cell office:value-type="float" office:value="6.59375">
            <text:p>6.59</text:p>
          </table:table-cell>
          <table:table-cell office:value-type="float" office:value="-16.3125">
            <text:p>-16.31</text:p>
          </table:table-cell>
          <table:table-cell office:value-type="float" office:value="-34.3125">
            <text:p>-34.31</text:p>
          </table:table-cell>
          <table:table-cell office:value-type="float" office:value="-35.8125">
            <text:p>-35.81</text:p>
          </table:table-cell>
          <table:table-cell office:value-type="float" office:value="-26.5">
            <text:p>-26.5</text:p>
          </table:table-cell>
          <table:table-cell office:value-type="float" office:value="-25.9375">
            <text:p>-25.94</text:p>
          </table:table-cell>
          <table:table-cell office:value-type="float" office:value="-15.03125">
            <text:p>-15.03</text:p>
          </table:table-cell>
          <table:table-cell office:value-type="float" office:value="12.53125">
            <text:p>12.53</text:p>
          </table:table-cell>
          <table:table-cell office:value-type="float" office:value="40.375">
            <text:p>40.38</text:p>
          </table:table-cell>
          <table:table-cell office:value-type="float" office:value="67.71875">
            <text:p>67.72</text:p>
          </table:table-cell>
          <table:table-cell office:value-type="float" office:value="92.5">
            <text:p>92.5</text:p>
          </table:table-cell>
          <table:table-cell office:value-type="float" office:value="111.65625">
            <text:p>111.66</text:p>
          </table:table-cell>
          <table:table-cell office:value-type="float" office:value="114.09375">
            <text:p>114.09</text:p>
          </table:table-cell>
          <table:table-cell office:value-type="float" office:value="120.03125">
            <text:p>120.03</text:p>
          </table:table-cell>
          <table:table-cell office:value-type="float" office:value="114.6875">
            <text:p>114.69</text:p>
          </table:table-cell>
          <table:table-cell office:value-type="float" office:value="101.125">
            <text:p>101.13</text:p>
          </table:table-cell>
          <table:table-cell office:value-type="float" office:value="76.46875">
            <text:p>76.47</text:p>
          </table:table-cell>
          <table:table-cell office:value-type="float" office:value="53.03125">
            <text:p>53.03</text:p>
          </table:table-cell>
          <table:table-cell office:value-type="float" office:value="27.46875">
            <text:p>27.47</text:p>
          </table:table-cell>
          <table:table-cell office:value-type="float" office:value="-2">
            <text:p>-2</text:p>
          </table:table-cell>
          <table:table-cell office:value-type="float" office:value="-22.21875">
            <text:p>-22.22</text:p>
          </table:table-cell>
          <table:table-cell office:value-type="float" office:value="-26.8125">
            <text:p>-26.81</text:p>
          </table:table-cell>
          <table:table-cell office:value-type="float" office:value="-20.59375">
            <text:p>-20.59</text:p>
          </table:table-cell>
          <table:table-cell office:value-type="float" office:value="-22.84375">
            <text:p>-22.84</text:p>
          </table:table-cell>
          <table:table-cell office:value-type="float" office:value="-13.4375">
            <text:p>-13.44</text:p>
          </table:table-cell>
          <table:table-cell office:value-type="float" office:value="13.1875">
            <text:p>13.19</text:p>
          </table:table-cell>
          <table:table-cell office:value-type="float" office:value="40.5625">
            <text:p>40.56</text:p>
          </table:table-cell>
          <table:table-cell office:value-type="float" office:value="67.4375">
            <text:p>67.44</text:p>
          </table:table-cell>
          <table:table-cell office:value-type="float" office:value="92.5">
            <text:p>92.5</text:p>
          </table:table-cell>
          <table:table-cell office:value-type="float" office:value="110.90625">
            <text:p>110.91</text:p>
          </table:table-cell>
          <table:table-cell office:value-type="float" office:value="112.96875">
            <text:p>112.97</text:p>
          </table:table-cell>
          <table:table-cell office:value-type="float" office:value="118.8125">
            <text:p>118.81</text:p>
          </table:table-cell>
          <table:table-cell office:value-type="float" office:value="113.65625">
            <text:p>113.66</text:p>
          </table:table-cell>
          <table:table-cell office:value-type="float" office:value="100.375">
            <text:p>100.38</text:p>
          </table:table-cell>
          <table:table-cell office:value-type="float" office:value="76.09375">
            <text:p>76.09</text:p>
          </table:table-cell>
          <table:table-cell office:value-type="float" office:value="52.9375">
            <text:p>52.94</text:p>
          </table:table-cell>
          <table:table-cell office:value-type="float" office:value="27.46875">
            <text:p>27.47</text:p>
          </table:table-cell>
          <table:table-cell office:value-type="float" office:value="-2">
            <text:p>-2</text:p>
          </table:table-cell>
          <table:table-cell office:value-type="float" office:value="-22.21875">
            <text:p>-22.22</text:p>
          </table:table-cell>
          <table:table-cell office:value-type="float" office:value="-26.8125">
            <text:p>-26.81</text:p>
          </table:table-cell>
          <table:table-cell office:value-type="float" office:value="-20.59375">
            <text:p>-20.59</text:p>
          </table:table-cell>
          <table:table-cell office:value-type="float" office:value="-22.84375">
            <text:p>-22.84</text:p>
          </table:table-cell>
          <table:table-cell office:value-type="float" office:value="-13.4375">
            <text:p>-13.44</text:p>
          </table:table-cell>
          <table:table-cell office:value-type="float" office:value="13.1875">
            <text:p>13.19</text:p>
          </table:table-cell>
          <table:table-cell office:value-type="float" office:value="40.5625">
            <text:p>40.56</text:p>
          </table:table-cell>
          <table:table-cell office:value-type="float" office:value="67.4375">
            <text:p>67.44</text:p>
          </table:table-cell>
          <table:table-cell office:value-type="float" office:value="92.5">
            <text:p>92.5</text:p>
          </table:table-cell>
          <table:table-cell office:value-type="float" office:value="110.90625">
            <text:p>110.91</text:p>
          </table:table-cell>
          <table:table-cell office:value-type="float" office:value="112.96875">
            <text:p>112.97</text:p>
          </table:table-cell>
          <table:table-cell office:value-type="float" office:value="118.8125">
            <text:p>118.81</text:p>
          </table:table-cell>
          <table:table-cell office:value-type="float" office:value="113.65625">
            <text:p>113.66</text:p>
          </table:table-cell>
          <table:table-cell office:value-type="float" office:value="100.375">
            <text:p>100.38</text:p>
          </table:table-cell>
          <table:table-cell office:value-type="float" office:value="76.09375">
            <text:p>76.09</text:p>
          </table:table-cell>
          <table:table-cell office:value-type="float" office:value="52.9375">
            <text:p>52.94</text:p>
          </table:table-cell>
          <table:table-cell office:value-type="float" office:value="27.46875">
            <text:p>27.47</text:p>
          </table:table-cell>
          <table:table-cell office:value-type="float" office:value="-2">
            <text:p>-2</text:p>
          </table:table-cell>
          <table:table-cell office:value-type="float" office:value="-22.21875">
            <text:p>-22.22</text:p>
          </table:table-cell>
          <table:table-cell office:value-type="float" office:value="-26.8125">
            <text:p>-26.81</text:p>
          </table:table-cell>
          <table:table-cell office:value-type="float" office:value="-20.59375">
            <text:p>-20.59</text:p>
          </table:table-cell>
          <table:table-cell office:value-type="float" office:value="-22.84375">
            <text:p>-22.84</text:p>
          </table:table-cell>
          <table:table-cell office:value-type="float" office:value="-13.4375">
            <text:p>-13.44</text:p>
          </table:table-cell>
          <table:table-cell office:value-type="float" office:value="13.1875">
            <text:p>13.19</text:p>
          </table:table-cell>
          <table:table-cell office:value-type="float" office:value="40.5625">
            <text:p>40.56</text:p>
          </table:table-cell>
          <table:table-cell office:value-type="float" office:value="67.4375">
            <text:p>67.44</text:p>
          </table:table-cell>
          <table:table-cell office:value-type="float" office:value="92.5">
            <text:p>92.5</text:p>
          </table:table-cell>
          <table:table-cell office:value-type="float" office:value="110.90625">
            <text:p>110.91</text:p>
          </table:table-cell>
          <table:table-cell office:value-type="float" office:value="112.96875">
            <text:p>112.97</text:p>
          </table:table-cell>
          <table:table-cell office:value-type="float" office:value="118.8125">
            <text:p>118.81</text:p>
          </table:table-cell>
          <table:table-cell office:value-type="float" office:value="113.65625">
            <text:p>113.66</text:p>
          </table:table-cell>
          <table:table-cell office:value-type="float" office:value="100.09375">
            <text:p>100.09</text:p>
          </table:table-cell>
          <table:table-cell office:value-type="float" office:value="75.15625">
            <text:p>75.16</text:p>
          </table:table-cell>
          <table:table-cell office:value-type="float" office:value="50.96875">
            <text:p>50.97</text:p>
          </table:table-cell>
          <table:table-cell office:value-type="float" office:value="24.28125">
            <text:p>24.28</text:p>
          </table:table-cell>
          <table:table-cell office:value-type="float" office:value="-6.5">
            <text:p>-6.5</text:p>
          </table:table-cell>
          <table:table-cell office:value-type="float" office:value="-28.21875">
            <text:p>-28.22</text:p>
          </table:table-cell>
          <table:table-cell office:value-type="float" office:value="-34.125">
            <text:p>-34.13</text:p>
          </table:table-cell>
          <table:table-cell office:value-type="float" office:value="-29.03125">
            <text:p>-29.03</text:p>
          </table:table-cell>
          <table:table-cell office:value-type="float" office:value="-32.125">
            <text:p>-32.13</text:p>
          </table:table-cell>
          <table:table-cell office:value-type="float" office:value="-24.21875">
            <text:p>-24.22</text:p>
          </table:table-cell>
          <table:table-cell office:value-type="float" office:value="-0.96875">
            <text:p>-0.97</text:p>
          </table:table-cell>
          <table:table-cell office:value-type="float" office:value="23.21875">
            <text:p>23.22</text:p>
          </table:table-cell>
          <table:table-cell office:value-type="float" office:value="48.6875">
            <text:p>48.69</text:p>
          </table:table-cell>
          <table:table-cell office:value-type="float" office:value="73.5625">
            <text:p>73.56</text:p>
          </table:table-cell>
          <table:table-cell office:value-type="float" office:value="93.9375">
            <text:p>93.94</text:p>
          </table:table-cell>
          <table:table-cell office:value-type="float" office:value="99.09375">
            <text:p>99.09</text:p>
          </table:table-cell>
          <table:table-cell office:value-type="float" office:value="114.5">
            <text:p>114.5</text:p>
          </table:table-cell>
          <table:table-cell office:value-type="float" office:value="123.75">
            <text:p>123.75</text:p>
          </table:table-cell>
          <table:table-cell office:value-type="float" office:value="126.34375">
            <text:p>126.34</text:p>
          </table:table-cell>
          <table:table-cell office:value-type="float" office:value="120.6875">
            <text:p>120.69</text:p>
          </table:table-cell>
          <table:table-cell office:value-type="float" office:value="115.9375">
            <text:p>115.94</text:p>
          </table:table-cell>
          <table:table-cell office:value-type="float" office:value="110.875">
            <text:p>110.88</text:p>
          </table:table-cell>
          <table:table-cell office:value-type="float" office:value="104.3125">
            <text:p>104.31</text:p>
          </table:table-cell>
          <table:table-cell office:value-type="float" office:value="102.09375">
            <text:p>102.09</text:p>
          </table:table-cell>
          <table:table-cell office:value-type="float" office:value="98.625">
            <text:p>98.63</text:p>
          </table:table-cell>
          <table:table-cell office:value-type="float" office:value="95.90625">
            <text:p>95.91</text:p>
          </table:table-cell>
          <table:table-cell office:value-type="float" office:value="93.09375">
            <text:p>93.09</text:p>
          </table:table-cell>
          <table:table-cell office:value-type="float" office:value="91.59375">
            <text:p>91.59</text:p>
          </table:table-cell>
          <table:table-cell office:value-type="float" office:value="90.9375">
            <text:p>90.94</text:p>
          </table:table-cell>
          <table:table-cell office:value-type="float" office:value="90.1875">
            <text:p>90.19</text:p>
          </table:table-cell>
          <table:table-cell office:value-type="float" office:value="89.71875">
            <text:p>89.72</text:p>
          </table:table-cell>
          <table:table-cell office:value-type="float" office:value="90">
            <text:p>90</text:p>
          </table:table-cell>
          <table:table-cell office:value-type="float" office:value="89.25">
            <text:p>89.25</text:p>
          </table:table-cell>
          <table:table-cell office:value-type="float" office:value="88.875">
            <text:p>88.88</text:p>
          </table:table-cell>
          <table:table-cell office:value-type="float" office:value="88.78125">
            <text:p>88.78</text:p>
          </table:table-cell>
          <table:table-cell office:value-type="float" office:value="88.96875">
            <text:p>88.97</text:p>
          </table:table-cell>
          <table:table-cell office:value-type="float" office:value="89.34375">
            <text:p>89.34</text:p>
          </table:table-cell>
          <table:table-cell office:value-type="float" office:value="89.625">
            <text:p>89.63</text:p>
          </table:table-cell>
          <table:table-cell office:value-type="float" office:value="89.90625">
            <text:p>89.91</text:p>
          </table:table-cell>
          <table:table-cell table:number-columns-repeated="11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102.0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table:number-columns-repeated="2"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2" office:value-type="float" office:value="81">
            <text:p>81</text:p>
          </table:table-cell>
          <table:table-cell office:value-type="float" office:value="85">
            <text:p>85</text:p>
          </table:table-cell>
          <table:table-cell table:number-columns-repeated="2"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111"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table:number-columns-repeated="2"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string">
            <text:p><text:s/>154.0]</text:p>
          </table:table-cell>
        </table:table-row>
        <table:table-row table:style-name="ro1">
          <table:table-cell office:value-type="string">
            <text:p>[163.0</text:p>
          </table:table-cell>
          <table:table-cell table:number-columns-repeated="10"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70">
            <text:p>170</text:p>
          </table:table-cell>
          <table:table-cell office:value-type="float" office:value="172">
            <text:p>172</text:p>
          </table:table-cell>
          <table:table-cell table:number-columns-repeated="2" office:value-type="float" office:value="174">
            <text:p>174</text:p>
          </table:table-cell>
          <table:table-cell table:number-columns-repeated="4" office:value-type="float" office:value="175">
            <text:p>175</text:p>
          </table:table-cell>
          <table:table-cell table:number-columns-repeated="14" office:value-type="float" office:value="174">
            <text:p>174</text:p>
          </table:table-cell>
          <table:table-cell office:value-type="float" office:value="172">
            <text:p>172</text:p>
          </table:table-cell>
          <table:table-cell office:value-type="float" office:value="167">
            <text:p>167</text:p>
          </table:table-cell>
          <table:table-cell office:value-type="float" office:value="161">
            <text:p>161</text:p>
          </table:table-cell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 office:value-type="float" office:value="135">
            <text:p>135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0">
            <text:p>180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table:number-columns-repeated="12"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string">
            <text:p><text:s/>163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36"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float" office:value="123">
            <text:p>123</text:p>
          </table:table-cell>
          <table:table-cell office:value-type="float" office:value="137">
            <text:p>137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89.0</text:p>
          </table:table-cell>
          <table:table-cell table:number-columns-repeated="160" office:value-type="float" office:value="89">
            <text:p>89</text:p>
          </table:table-cell>
          <table:table-cell office:value-type="string">
            <text:p><text:s/>89.0]</text:p>
          </table:table-cell>
        </table:table-row>
        <table:table-row table:style-name="ro1">
          <table:table-cell office:value-type="string">
            <text:p>[151.0</text:p>
          </table:table-cell>
          <table:table-cell office:value-type="float" office:value="156">
            <text:p>156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0">
            <text:p>140</text:p>
          </table:table-cell>
          <table:table-cell office:value-type="float" office:value="134">
            <text:p>134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table:number-columns-repeated="2"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 office:value-type="float" office:value="127">
            <text:p>127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string">
            <text:p><text:s/>151.0]</text:p>
          </table:table-cell>
        </table:table-row>
        <table:table-row table:style-name="ro1">
          <table:table-cell office:value-type="string">
            <text:p>[73.0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 office:value-type="float" office:value="132">
            <text:p>132</text:p>
          </table:table-cell>
          <table:table-cell office:value-type="float" office:value="150">
            <text:p>150</text:p>
          </table:table-cell>
          <table:table-cell office:value-type="float" office:value="167">
            <text:p>167</text:p>
          </table:table-cell>
          <table:table-cell table:number-columns-repeated="2" office:value-type="float" office:value="183">
            <text:p>183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2">
            <text:p>182</text:p>
          </table:table-cell>
          <table:table-cell office:value-type="float" office:value="169">
            <text:p>169</text:p>
          </table:table-cell>
          <table:table-cell office:value-type="float" office:value="153">
            <text:p>153</text:p>
          </table:table-cell>
          <table:table-cell office:value-type="float" office:value="136">
            <text:p>136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109">
            <text:p>109</text:p>
          </table:table-cell>
          <table:table-cell table:number-columns-repeated="110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9">
            <text:p>139</text:p>
          </table:table-cell>
          <table:table-cell office:value-type="float" office:value="151">
            <text:p>151</text:p>
          </table:table-cell>
          <table:table-cell office:value-type="float" office:value="164">
            <text:p>164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string">
            <text:p><text:s/>73.0]</text:p>
          </table:table-cell>
        </table:table-row>
        <table:table-row table:style-name="ro1">
          <table:table-cell office:value-type="string">
            <text:p>[80.0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table:number-columns-repeated="2"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61">
            <text:p>161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63">
            <text:p>163</text:p>
          </table:table-cell>
          <table:table-cell office:value-type="float" office:value="150">
            <text:p>150</text:p>
          </table:table-cell>
          <table:table-cell office:value-type="float" office:value="134">
            <text:p>134</text:p>
          </table:table-cell>
          <table:table-cell office:value-type="float" office:value="118">
            <text:p>118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table:number-columns-repeated="92"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office:value-type="float" office:value="129">
            <text:p>129</text:p>
          </table:table-cell>
          <table:table-cell office:value-type="float" office:value="140">
            <text:p>140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61">
            <text:p>161</text:p>
          </table:table-cell>
          <table:table-cell office:value-type="float" office:value="164">
            <text:p>164</text:p>
          </table:table-cell>
          <table:table-cell office:value-type="float" office:value="157">
            <text:p>157</text:p>
          </table:table-cell>
          <table:table-cell office:value-type="float" office:value="143">
            <text:p>143</text:p>
          </table:table-cell>
          <table:table-cell office:value-type="float" office:value="124">
            <text:p>124</text:p>
          </table:table-cell>
          <table:table-cell office:value-type="float" office:value="102">
            <text:p>102</text:p>
          </table:table-cell>
          <table:table-cell office:value-type="float" office:value="79">
            <text:p>79</text:p>
          </table:table-cell>
          <table:table-cell office:value-type="float" office:value="57">
            <text:p>57</text:p>
          </table:table-cell>
          <table:table-cell table:number-columns-repeated="2"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string">
            <text:p><text:s/>80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table:number-columns-repeated="4" office:value-type="float" office:value="89">
            <text:p>89</text:p>
          </table:table-cell>
          <table:table-cell table:number-columns-repeated="5" office:value-type="float" office:value="88">
            <text:p>88</text:p>
          </table:table-cell>
          <table:table-cell table:number-columns-repeated="7" office:value-type="float" office:value="87">
            <text:p>87</text:p>
          </table:table-cell>
          <table:table-cell table:number-columns-repeated="96" office:value-type="float" office:value="88">
            <text:p>88</text:p>
          </table:table-cell>
          <table:table-cell table:number-columns-repeated="3" office:value-type="float" office:value="89">
            <text:p>89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91.0</text:p>
          </table:table-cell>
          <table:table-cell table:number-columns-repeated="160" office:value-type="float" office:value="91">
            <text:p>91</text:p>
          </table:table-cell>
          <table:table-cell office:value-type="string">
            <text:p><text:s/>91.0]</text:p>
          </table:table-cell>
        </table:table-row>
        <table:table-row table:style-name="ro1">
          <table:table-cell office:value-type="string">
            <text:p>[28.0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number-columns-repeated="2"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3">
            <text:p>113</text:p>
          </table:table-cell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 table:number-columns-repeated="111" office:value-type="float" office:value="105">
            <text:p>105</text:p>
          </table:table-cell>
          <table:table-cell office:value-type="float" office:value="102">
            <text:p>102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table:number-columns-repeated="2"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string">
            <text:p><text:s/>28.0]</text:p>
          </table:table-cell>
        </table:table-row>
        <table:table-row table:style-name="ro1">
          <table:table-cell office:value-type="string">
            <text:p>[107.0</text:p>
          </table:table-cell>
          <table:table-cell office:value-type="float" office:value="103">
            <text:p>103</text:p>
          </table:table-cell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table:number-columns-repeated="2" office:value-type="float" office:value="73">
            <text:p>73</text:p>
          </table:table-cell>
          <table:table-cell office:value-type="float" office:value="80">
            <text:p>80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string">
            <text:p><text:s/>107.0]</text:p>
          </table:table-cell>
        </table:table-row>
        <table:table-row table:style-name="ro1">
          <table:table-cell office:value-type="string">
            <text:p>[101.0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37">
            <text:p>137</text:p>
          </table:table-cell>
          <table:table-cell table:number-columns-repeated="3" office:value-type="float" office:value="143">
            <text:p>143</text:p>
          </table:table-cell>
          <table:table-cell office:value-type="float" office:value="134">
            <text:p>134</text:p>
          </table:table-cell>
          <table:table-cell office:value-type="float" office:value="119">
            <text:p>119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table:number-columns-repeated="2" office:value-type="float" office:value="87">
            <text:p>87</text:p>
          </table:table-cell>
          <table:table-cell office:value-type="float" office:value="93">
            <text:p>93</text:p>
          </table:table-cell>
          <table:table-cell table:number-columns-repeated="2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93"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table:number-columns-repeated="2"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float" office:value="101">
            <text:p>101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string">
            <text:p><text:s/>101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12" table:number-columns-repeated="162" table:default-cell-style-name="Default"/>
        <table:table-row table:style-name="ro1"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9">
            <text:p>159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40">
            <text:p>140</text:p>
          </table:table-cell>
          <table:table-cell office:value-type="float" office:value="128">
            <text:p>128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table:number-columns-repeated="2" office:value-type="float" office:value="95">
            <text:p>95</text:p>
          </table:table-cell>
          <table:table-cell office:value-type="float" office:value="89">
            <text:p>89</text:p>
          </table:table-cell>
          <table:table-cell table:number-columns-repeated="2"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110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10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1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37"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office:value-type="float" office:value="91">
            <text:p>91</text:p>
          </table:table-cell>
          <table:table-cell table:number-columns-repeated="28" office:value-type="float" office:value="90">
            <text:p>90</text:p>
          </table:table-cell>
        </table:table-row>
        <table:table-row table:style-name="ro1">
          <table:table-cell table:number-columns-repeated="162"/>
        </table:table-row>
        <table:table-row table:style-name="ro1">
          <table:table-cell office:value-type="float" office:value="73.1875">
            <text:p>73.19</text:p>
          </table:table-cell>
          <table:table-cell office:value-type="float" office:value="86.40625">
            <text:p>86.41</text:p>
          </table:table-cell>
          <table:table-cell office:value-type="float" office:value="97.375">
            <text:p>97.38</text:p>
          </table:table-cell>
          <table:table-cell office:value-type="float" office:value="110.875">
            <text:p>110.88</text:p>
          </table:table-cell>
          <table:table-cell office:value-type="float" office:value="125.21875">
            <text:p>125.22</text:p>
          </table:table-cell>
          <table:table-cell office:value-type="float" office:value="140.6875">
            <text:p>140.69</text:p>
          </table:table-cell>
          <table:table-cell office:value-type="float" office:value="158.21875">
            <text:p>158.22</text:p>
          </table:table-cell>
          <table:table-cell office:value-type="float" office:value="173.3125">
            <text:p>173.31</text:p>
          </table:table-cell>
          <table:table-cell office:value-type="float" office:value="186.25">
            <text:p>186.25</text:p>
          </table:table-cell>
          <table:table-cell office:value-type="float" office:value="185.3125">
            <text:p>185.31</text:p>
          </table:table-cell>
          <table:table-cell office:value-type="float" office:value="186.5625">
            <text:p>186.56</text:p>
          </table:table-cell>
          <table:table-cell office:value-type="float" office:value="182.21875">
            <text:p>182.22</text:p>
          </table:table-cell>
          <table:table-cell office:value-type="float" office:value="173.78125">
            <text:p>173.78</text:p>
          </table:table-cell>
          <table:table-cell office:value-type="float" office:value="156.875">
            <text:p>156.88</text:p>
          </table:table-cell>
          <table:table-cell office:value-type="float" office:value="143.9375">
            <text:p>143.94</text:p>
          </table:table-cell>
          <table:table-cell office:value-type="float" office:value="124.84375">
            <text:p>124.84</text:p>
          </table:table-cell>
          <table:table-cell office:value-type="float" office:value="107.09375">
            <text:p>107.09</text:p>
          </table:table-cell>
          <table:table-cell office:value-type="float" office:value="92.5625">
            <text:p>92.56</text:p>
          </table:table-cell>
          <table:table-cell office:value-type="float" office:value="85.90625">
            <text:p>85.91</text:p>
          </table:table-cell>
          <table:table-cell office:value-type="float" office:value="75.5">
            <text:p>75.5</text:p>
          </table:table-cell>
          <table:table-cell office:value-type="float" office:value="70.34375">
            <text:p>70.34</text:p>
          </table:table-cell>
          <table:table-cell office:value-type="float" office:value="69.96875">
            <text:p>69.97</text:p>
          </table:table-cell>
          <table:table-cell office:value-type="float" office:value="73.875">
            <text:p>73.88</text:p>
          </table:table-cell>
          <table:table-cell office:value-type="float" office:value="76.4375">
            <text:p>76.44</text:p>
          </table:table-cell>
          <table:table-cell office:value-type="float" office:value="80.5625">
            <text:p>80.56</text:p>
          </table:table-cell>
          <table:table-cell office:value-type="float" office:value="85.09375">
            <text:p>85.09</text:p>
          </table:table-cell>
          <table:table-cell office:value-type="float" office:value="86">
            <text:p>86</text:p>
          </table:table-cell>
          <table:table-cell office:value-type="float" office:value="88.625">
            <text:p>88.63</text:p>
          </table:table-cell>
          <table:table-cell office:value-type="float" office:value="91.15625">
            <text:p>91.16</text:p>
          </table:table-cell>
          <table:table-cell office:value-type="float" office:value="92.9375">
            <text:p>92.94</text:p>
          </table:table-cell>
          <table:table-cell office:value-type="float" office:value="94.15625">
            <text:p>94.16</text:p>
          </table:table-cell>
          <table:table-cell office:value-type="float" office:value="94.8125">
            <text:p>94.81</text:p>
          </table:table-cell>
          <table:table-cell office:value-type="float" office:value="95">
            <text:p>95</text:p>
          </table:table-cell>
          <table:table-cell office:value-type="float" office:value="95.28125">
            <text:p>95.28</text:p>
          </table:table-cell>
          <table:table-cell office:value-type="float" office:value="95">
            <text:p>95</text:p>
          </table:table-cell>
          <table:table-cell office:value-type="float" office:value="95.5625">
            <text:p>95.56</text:p>
          </table:table-cell>
          <table:table-cell table:number-columns-repeated="2" office:value-type="float" office:value="95.84375">
            <text:p>95.84</text:p>
          </table:table-cell>
          <table:table-cell office:value-type="float" office:value="95.75">
            <text:p>95.75</text:p>
          </table:table-cell>
          <table:table-cell office:value-type="float" office:value="95.5625">
            <text:p>95.56</text:p>
          </table:table-cell>
          <table:table-cell office:value-type="float" office:value="95.28125">
            <text:p>95.28</text:p>
          </table:table-cell>
          <table:table-cell office:value-type="float" office:value="95.09375">
            <text:p>95.09</text:p>
          </table:table-cell>
          <table:table-cell table:number-columns-repeated="78" office:value-type="float" office:value="95">
            <text:p>95</text:p>
          </table:table-cell>
          <table:table-cell office:value-type="float" office:value="94.90625">
            <text:p>94.91</text:p>
          </table:table-cell>
          <table:table-cell office:value-type="float" office:value="94.4375">
            <text:p>94.44</text:p>
          </table:table-cell>
          <table:table-cell office:value-type="float" office:value="93.78125">
            <text:p>93.78</text:p>
          </table:table-cell>
          <table:table-cell office:value-type="float" office:value="92.9375">
            <text:p>92.94</text:p>
          </table:table-cell>
          <table:table-cell office:value-type="float" office:value="92.09375">
            <text:p>92.09</text:p>
          </table:table-cell>
          <table:table-cell office:value-type="float" office:value="91.15625">
            <text:p>91.16</text:p>
          </table:table-cell>
          <table:table-cell office:value-type="float" office:value="90.3125">
            <text:p>90.31</text:p>
          </table:table-cell>
          <table:table-cell office:value-type="float" office:value="89.46875">
            <text:p>89.47</text:p>
          </table:table-cell>
          <table:table-cell office:value-type="float" office:value="89.1875">
            <text:p>89.19</text:p>
          </table:table-cell>
          <table:table-cell office:value-type="float" office:value="87.59375">
            <text:p>87.59</text:p>
          </table:table-cell>
          <table:table-cell office:value-type="float" office:value="86.375">
            <text:p>86.38</text:p>
          </table:table-cell>
          <table:table-cell office:value-type="float" office:value="85.15625">
            <text:p>85.16</text:p>
          </table:table-cell>
          <table:table-cell office:value-type="float" office:value="84.875">
            <text:p>84.88</text:p>
          </table:table-cell>
          <table:table-cell office:value-type="float" office:value="86">
            <text:p>86</text:p>
          </table:table-cell>
          <table:table-cell office:value-type="float" office:value="88.25">
            <text:p>88.25</text:p>
          </table:table-cell>
          <table:table-cell office:value-type="float" office:value="91.0625">
            <text:p>91.06</text:p>
          </table:table-cell>
          <table:table-cell office:value-type="float" office:value="97.125">
            <text:p>97.13</text:p>
          </table:table-cell>
          <table:table-cell office:value-type="float" office:value="93.6875">
            <text:p>93.69</text:p>
          </table:table-cell>
          <table:table-cell office:value-type="float" office:value="106.125">
            <text:p>106.13</text:p>
          </table:table-cell>
          <table:table-cell office:value-type="float" office:value="123.1875">
            <text:p>123.19</text:p>
          </table:table-cell>
          <table:table-cell office:value-type="float" office:value="139.5">
            <text:p>139.5</text:p>
          </table:table-cell>
          <table:table-cell office:value-type="float" office:value="160.1875">
            <text:p>160.19</text:p>
          </table:table-cell>
          <table:table-cell office:value-type="float" office:value="177.34375">
            <text:p>177.34</text:p>
          </table:table-cell>
          <table:table-cell office:value-type="float" office:value="192.53125">
            <text:p>192.53</text:p>
          </table:table-cell>
          <table:table-cell office:value-type="float" office:value="195.15625">
            <text:p>195.16</text:p>
          </table:table-cell>
          <table:table-cell office:value-type="float" office:value="158.0625">
            <text:p>158.06</text:p>
          </table:table-cell>
          <table:table-cell office:value-type="float" office:value="142.28125">
            <text:p>142.28</text:p>
          </table:table-cell>
          <table:table-cell office:value-type="float" office:value="123.5">
            <text:p>123.5</text:p>
          </table:table-cell>
          <table:table-cell office:value-type="float" office:value="98.15625">
            <text:p>98.16</text:p>
          </table:table-cell>
          <table:table-cell office:value-type="float" office:value="126.21875">
            <text:p>126.22</text:p>
          </table:table-cell>
          <table:table-cell office:value-type="float" office:value="104.625">
            <text:p>104.63</text:p>
          </table:table-cell>
          <table:table-cell office:value-type="float" office:value="79.3125">
            <text:p>79.31</text:p>
          </table:table-cell>
          <table:table-cell office:value-type="float" office:value="54.375">
            <text:p>54.38</text:p>
          </table:table-cell>
          <table:table-cell office:value-type="float" office:value="166.65625">
            <text:p>166.66</text:p>
          </table:table-cell>
          <table:table-cell office:value-type="float" office:value="153.375">
            <text:p>153.38</text:p>
          </table:table-cell>
          <table:table-cell office:value-type="float" office:value="131.96875">
            <text:p>131.97</text:p>
          </table:table-cell>
          <table:table-cell office:value-type="float" office:value="108.125">
            <text:p>108.13</text:p>
          </table:table-cell>
          <table:table-cell office:value-type="float" office:value="133.125">
            <text:p>133.13</text:p>
          </table:table-cell>
          <table:table-cell office:value-type="float" office:value="117.5">
            <text:p>117.5</text:p>
          </table:table-cell>
          <table:table-cell office:value-type="float" office:value="96.5625">
            <text:p>96.56</text:p>
          </table:table-cell>
          <table:table-cell office:value-type="float" office:value="75.375">
            <text:p>75.38</text:p>
          </table:table-cell>
          <table:table-cell office:value-type="float" office:value="14.8125">
            <text:p>14.81</text:p>
          </table:table-cell>
        </table:table-row>
        <table:table-row table:style-name="ro1">
          <table:table-cell office:value-type="float" office:value="16.9375">
            <text:p>16.94</text:p>
          </table:table-cell>
          <table:table-cell office:value-type="float" office:value="17.03125">
            <text:p>17.03</text:p>
          </table:table-cell>
          <table:table-cell office:value-type="float" office:value="17.3125">
            <text:p>17.31</text:p>
          </table:table-cell>
          <table:table-cell office:value-type="float" office:value="17.78125">
            <text:p>17.78</text:p>
          </table:table-cell>
          <table:table-cell office:value-type="float" office:value="18.0625">
            <text:p>18.06</text:p>
          </table:table-cell>
          <table:table-cell office:value-type="float" office:value="18.625">
            <text:p>18.63</text:p>
          </table:table-cell>
          <table:table-cell office:value-type="float" office:value="18.53125">
            <text:p>18.53</text:p>
          </table:table-cell>
          <table:table-cell office:value-type="float" office:value="18.625">
            <text:p>18.63</text:p>
          </table:table-cell>
          <table:table-cell office:value-type="float" office:value="18.8125">
            <text:p>18.81</text:p>
          </table:table-cell>
          <table:table-cell office:value-type="float" office:value="18.34375">
            <text:p>18.34</text:p>
          </table:table-cell>
          <table:table-cell office:value-type="float" office:value="16.875">
            <text:p>16.88</text:p>
          </table:table-cell>
          <table:table-cell office:value-type="float" office:value="15.6875">
            <text:p>15.69</text:p>
          </table:table-cell>
          <table:table-cell office:value-type="float" office:value="13.9375">
            <text:p>13.94</text:p>
          </table:table-cell>
          <table:table-cell office:value-type="float" office:value="11.5625">
            <text:p>11.56</text:p>
          </table:table-cell>
          <table:table-cell office:value-type="float" office:value="10.1875">
            <text:p>10.19</text:p>
          </table:table-cell>
          <table:table-cell office:value-type="float" office:value="6.78125">
            <text:p>6.78</text:p>
          </table:table-cell>
          <table:table-cell office:value-type="float" office:value="4.40625">
            <text:p>4.41</text:p>
          </table:table-cell>
          <table:table-cell office:value-type="float" office:value="2.65625">
            <text:p>2.66</text:p>
          </table:table-cell>
          <table:table-cell office:value-type="float" office:value="2.28125">
            <text:p>2.28</text:p>
          </table:table-cell>
          <table:table-cell office:value-type="float" office:value="0.1875">
            <text:p>0.19</text:p>
          </table:table-cell>
          <table:table-cell office:value-type="float" office:value="-0.28125">
            <text:p>-0.28</text:p>
          </table:table-cell>
          <table:table-cell office:value-type="float" office:value="-0.1875">
            <text:p>-0.19</text:p>
          </table:table-cell>
          <table:table-cell office:value-type="float" office:value="0">
            <text:p>0</text:p>
          </table:table-cell>
          <table:table-cell office:value-type="float" office:value="0.15625">
            <text:p>0.16</text:p>
          </table:table-cell>
          <table:table-cell office:value-type="float" office:value="-0.125">
            <text:p>-0.13</text:p>
          </table:table-cell>
          <table:table-cell office:value-type="float" office:value="-0.78125">
            <text:p>-0.78</text:p>
          </table:table-cell>
          <table:table-cell office:value-type="float" office:value="-0.625">
            <text:p>-0.63</text:p>
          </table:table-cell>
          <table:table-cell office:value-type="float" office:value="-0.4375">
            <text:p>-0.44</text:p>
          </table:table-cell>
          <table:table-cell office:value-type="float" office:value="-1.1875">
            <text:p>-1.19</text:p>
          </table:table-cell>
          <table:table-cell office:value-type="float" office:value="-1.28125">
            <text:p>-1.28</text:p>
          </table:table-cell>
          <table:table-cell office:value-type="float" office:value="-2.5">
            <text:p>-2.5</text:p>
          </table:table-cell>
          <table:table-cell office:value-type="float" office:value="-4.375">
            <text:p>-4.38</text:p>
          </table:table-cell>
          <table:table-cell office:value-type="float" office:value="-6.15625">
            <text:p>-6.16</text:p>
          </table:table-cell>
          <table:table-cell office:value-type="float" office:value="-7.5625">
            <text:p>-7.56</text:p>
          </table:table-cell>
          <table:table-cell office:value-type="float" office:value="-7.65625">
            <text:p>-7.66</text:p>
          </table:table-cell>
          <table:table-cell office:value-type="float" office:value="-6.15625">
            <text:p>-6.16</text:p>
          </table:table-cell>
          <table:table-cell office:value-type="float" office:value="-4.28125">
            <text:p>-4.28</text:p>
          </table:table-cell>
          <table:table-cell office:value-type="float" office:value="1.3125">
            <text:p>1.31</text:p>
          </table:table-cell>
          <table:table-cell office:value-type="float" office:value="9.21875">
            <text:p>9.22</text:p>
          </table:table-cell>
          <table:table-cell office:value-type="float" office:value="20.4375">
            <text:p>20.44</text:p>
          </table:table-cell>
          <table:table-cell office:value-type="float" office:value="34.3125">
            <text:p>34.31</text:p>
          </table:table-cell>
          <table:table-cell office:value-type="float" office:value="46.9375">
            <text:p>46.94</text:p>
          </table:table-cell>
          <table:table-cell office:value-type="float" office:value="62.1875">
            <text:p>62.19</text:p>
          </table:table-cell>
          <table:table-cell office:value-type="float" office:value="75.6875">
            <text:p>75.69</text:p>
          </table:table-cell>
          <table:table-cell office:value-type="float" office:value="87.6875">
            <text:p>87.69</text:p>
          </table:table-cell>
          <table:table-cell office:value-type="float" office:value="88.90625">
            <text:p>88.91</text:p>
          </table:table-cell>
          <table:table-cell office:value-type="float" office:value="88.8125">
            <text:p>88.81</text:p>
          </table:table-cell>
          <table:table-cell office:value-type="float" office:value="84.46875">
            <text:p>84.47</text:p>
          </table:table-cell>
          <table:table-cell office:value-type="float" office:value="74.34375">
            <text:p>74.34</text:p>
          </table:table-cell>
          <table:table-cell office:value-type="float" office:value="56.65625">
            <text:p>56.66</text:p>
          </table:table-cell>
          <table:table-cell office:value-type="float" office:value="40.4375">
            <text:p>40.44</text:p>
          </table:table-cell>
          <table:table-cell office:value-type="float" office:value="20.5">
            <text:p>20.5</text:p>
          </table:table-cell>
          <table:table-cell office:value-type="float" office:value="2.9375">
            <text:p>2.94</text:p>
          </table:table-cell>
          <table:table-cell office:value-type="float" office:value="-9.53125">
            <text:p>-9.53</text:p>
          </table:table-cell>
          <table:table-cell office:value-type="float" office:value="-13">
            <text:p>-13</text:p>
          </table:table-cell>
          <table:table-cell office:value-type="float" office:value="-17">
            <text:p>-17</text:p>
          </table:table-cell>
          <table:table-cell office:value-type="float" office:value="-14.25">
            <text:p>-14.25</text:p>
          </table:table-cell>
          <table:table-cell office:value-type="float" office:value="-4.6875">
            <text:p>-4.69</text:p>
          </table:table-cell>
          <table:table-cell office:value-type="float" office:value="14">
            <text:p>14</text:p>
          </table:table-cell>
          <table:table-cell office:value-type="float" office:value="28.5625">
            <text:p>28.56</text:p>
          </table:table-cell>
          <table:table-cell office:value-type="float" office:value="48.03125">
            <text:p>48.03</text:p>
          </table:table-cell>
          <table:table-cell office:value-type="float" office:value="65.6875">
            <text:p>65.69</text:p>
          </table:table-cell>
          <table:table-cell office:value-type="float" office:value="79.15625">
            <text:p>79.16</text:p>
          </table:table-cell>
          <table:table-cell office:value-type="float" office:value="82.34375">
            <text:p>82.34</text:p>
          </table:table-cell>
          <table:table-cell office:value-type="float" office:value="84.78125">
            <text:p>84.78</text:p>
          </table:table-cell>
          <table:table-cell office:value-type="float" office:value="82.40625">
            <text:p>82.41</text:p>
          </table:table-cell>
          <table:table-cell office:value-type="float" office:value="73.21875">
            <text:p>73.22</text:p>
          </table:table-cell>
          <table:table-cell office:value-type="float" office:value="56.46875">
            <text:p>56.47</text:p>
          </table:table-cell>
          <table:table-cell office:value-type="float" office:value="40.4375">
            <text:p>40.44</text:p>
          </table:table-cell>
          <table:table-cell office:value-type="float" office:value="20.78125">
            <text:p>20.78</text:p>
          </table:table-cell>
          <table:table-cell office:value-type="float" office:value="2.9375">
            <text:p>2.94</text:p>
          </table:table-cell>
          <table:table-cell office:value-type="float" office:value="-9.0625">
            <text:p>-9.06</text:p>
          </table:table-cell>
          <table:table-cell office:value-type="float" office:value="-12.25">
            <text:p>-12.25</text:p>
          </table:table-cell>
          <table:table-cell office:value-type="float" office:value="-16.15625">
            <text:p>-16.16</text:p>
          </table:table-cell>
          <table:table-cell office:value-type="float" office:value="-13.59375">
            <text:p>-13.59</text:p>
          </table:table-cell>
          <table:table-cell office:value-type="float" office:value="-4.125">
            <text:p>-4.13</text:p>
          </table:table-cell>
          <table:table-cell office:value-type="float" office:value="14.28125">
            <text:p>14.28</text:p>
          </table:table-cell>
          <table:table-cell office:value-type="float" office:value="28.65625">
            <text:p>28.66</text:p>
          </table:table-cell>
          <table:table-cell office:value-type="float" office:value="48.03125">
            <text:p>48.03</text:p>
          </table:table-cell>
          <table:table-cell office:value-type="float" office:value="65.6875">
            <text:p>65.69</text:p>
          </table:table-cell>
          <table:table-cell office:value-type="float" office:value="79.15625">
            <text:p>79.16</text:p>
          </table:table-cell>
          <table:table-cell office:value-type="float" office:value="82.34375">
            <text:p>82.34</text:p>
          </table:table-cell>
          <table:table-cell office:value-type="float" office:value="84.78125">
            <text:p>84.78</text:p>
          </table:table-cell>
          <table:table-cell office:value-type="float" office:value="82.40625">
            <text:p>82.41</text:p>
          </table:table-cell>
          <table:table-cell office:value-type="float" office:value="73.21875">
            <text:p>73.22</text:p>
          </table:table-cell>
          <table:table-cell office:value-type="float" office:value="56.46875">
            <text:p>56.47</text:p>
          </table:table-cell>
          <table:table-cell office:value-type="float" office:value="40.4375">
            <text:p>40.44</text:p>
          </table:table-cell>
          <table:table-cell office:value-type="float" office:value="20.78125">
            <text:p>20.78</text:p>
          </table:table-cell>
          <table:table-cell office:value-type="float" office:value="2.9375">
            <text:p>2.94</text:p>
          </table:table-cell>
          <table:table-cell office:value-type="float" office:value="-9.0625">
            <text:p>-9.06</text:p>
          </table:table-cell>
          <table:table-cell office:value-type="float" office:value="-12.25">
            <text:p>-12.25</text:p>
          </table:table-cell>
          <table:table-cell office:value-type="float" office:value="-16.15625">
            <text:p>-16.16</text:p>
          </table:table-cell>
          <table:table-cell office:value-type="float" office:value="-13.59375">
            <text:p>-13.59</text:p>
          </table:table-cell>
          <table:table-cell office:value-type="float" office:value="-4.125">
            <text:p>-4.13</text:p>
          </table:table-cell>
          <table:table-cell office:value-type="float" office:value="14.28125">
            <text:p>14.28</text:p>
          </table:table-cell>
          <table:table-cell office:value-type="float" office:value="28.65625">
            <text:p>28.66</text:p>
          </table:table-cell>
          <table:table-cell office:value-type="float" office:value="48.03125">
            <text:p>48.03</text:p>
          </table:table-cell>
          <table:table-cell office:value-type="float" office:value="65.6875">
            <text:p>65.69</text:p>
          </table:table-cell>
          <table:table-cell office:value-type="float" office:value="79.15625">
            <text:p>79.16</text:p>
          </table:table-cell>
          <table:table-cell office:value-type="float" office:value="82.34375">
            <text:p>82.34</text:p>
          </table:table-cell>
          <table:table-cell office:value-type="float" office:value="84.78125">
            <text:p>84.78</text:p>
          </table:table-cell>
          <table:table-cell office:value-type="float" office:value="82.40625">
            <text:p>82.41</text:p>
          </table:table-cell>
          <table:table-cell office:value-type="float" office:value="73.21875">
            <text:p>73.22</text:p>
          </table:table-cell>
          <table:table-cell office:value-type="float" office:value="56.46875">
            <text:p>56.47</text:p>
          </table:table-cell>
          <table:table-cell office:value-type="float" office:value="40.4375">
            <text:p>40.44</text:p>
          </table:table-cell>
          <table:table-cell office:value-type="float" office:value="20.78125">
            <text:p>20.78</text:p>
          </table:table-cell>
          <table:table-cell office:value-type="float" office:value="2.9375">
            <text:p>2.94</text:p>
          </table:table-cell>
          <table:table-cell office:value-type="float" office:value="-9.0625">
            <text:p>-9.06</text:p>
          </table:table-cell>
          <table:table-cell office:value-type="float" office:value="-12.25">
            <text:p>-12.25</text:p>
          </table:table-cell>
          <table:table-cell office:value-type="float" office:value="-16.15625">
            <text:p>-16.16</text:p>
          </table:table-cell>
          <table:table-cell office:value-type="float" office:value="-13.59375">
            <text:p>-13.59</text:p>
          </table:table-cell>
          <table:table-cell office:value-type="float" office:value="-4.03125">
            <text:p>-4.03</text:p>
          </table:table-cell>
          <table:table-cell office:value-type="float" office:value="14.28125">
            <text:p>14.28</text:p>
          </table:table-cell>
          <table:table-cell office:value-type="float" office:value="29.21875">
            <text:p>29.22</text:p>
          </table:table-cell>
          <table:table-cell office:value-type="float" office:value="49.71875">
            <text:p>49.72</text:p>
          </table:table-cell>
          <table:table-cell office:value-type="float" office:value="68.59375">
            <text:p>68.59</text:p>
          </table:table-cell>
          <table:table-cell office:value-type="float" office:value="83.09375">
            <text:p>83.09</text:p>
          </table:table-cell>
          <table:table-cell office:value-type="float" office:value="87.125">
            <text:p>87.13</text:p>
          </table:table-cell>
          <table:table-cell office:value-type="float" office:value="90.40625">
            <text:p>90.41</text:p>
          </table:table-cell>
          <table:table-cell office:value-type="float" office:value="88.3125">
            <text:p>88.31</text:p>
          </table:table-cell>
          <table:table-cell office:value-type="float" office:value="79.125">
            <text:p>79.13</text:p>
          </table:table-cell>
          <table:table-cell office:value-type="float" office:value="63.875">
            <text:p>63.88</text:p>
          </table:table-cell>
          <table:table-cell office:value-type="float" office:value="50.65625">
            <text:p>50.66</text:p>
          </table:table-cell>
          <table:table-cell office:value-type="float" office:value="33.34375">
            <text:p>33.34</text:p>
          </table:table-cell>
          <table:table-cell office:value-type="float" office:value="17.84375">
            <text:p>17.84</text:p>
          </table:table-cell>
          <table:table-cell office:value-type="float" office:value="4.90625">
            <text:p>4.91</text:p>
          </table:table-cell>
          <table:table-cell office:value-type="float" office:value="-1.28125">
            <text:p>-1.28</text:p>
          </table:table-cell>
          <table:table-cell office:value-type="float" office:value="-11.90625">
            <text:p>-11.91</text:p>
          </table:table-cell>
          <table:table-cell office:value-type="float" office:value="-11.625">
            <text:p>-11.63</text:p>
          </table:table-cell>
          <table:table-cell office:value-type="float" office:value="-12.46875">
            <text:p>-12.47</text:p>
          </table:table-cell>
          <table:table-cell office:value-type="float" office:value="-11.03125">
            <text:p>-11.03</text:p>
          </table:table-cell>
          <table:table-cell office:value-type="float" office:value="-12.375">
            <text:p>-12.38</text:p>
          </table:table-cell>
          <table:table-cell office:value-type="float" office:value="-7.28125">
            <text:p>-7.28</text:p>
          </table:table-cell>
          <table:table-cell office:value-type="float" office:value="-2.84375">
            <text:p>-2.84</text:p>
          </table:table-cell>
          <table:table-cell office:value-type="float" office:value="-2.6875">
            <text:p>-2.69</text:p>
          </table:table-cell>
          <table:table-cell office:value-type="float" office:value="-2.03125">
            <text:p>-2.03</text:p>
          </table:table-cell>
          <table:table-cell office:value-type="float" office:value="-1.75">
            <text:p>-1.75</text:p>
          </table:table-cell>
          <table:table-cell office:value-type="float" office:value="0.96875">
            <text:p>0.97</text:p>
          </table:table-cell>
          <table:table-cell office:value-type="float" office:value="2.46875">
            <text:p>2.47</text:p>
          </table:table-cell>
          <table:table-cell office:value-type="float" office:value="3.875">
            <text:p>3.88</text:p>
          </table:table-cell>
          <table:table-cell office:value-type="float" office:value="3.6875">
            <text:p>3.69</text:p>
          </table:table-cell>
          <table:table-cell office:value-type="float" office:value="3.5">
            <text:p>3.5</text:p>
          </table:table-cell>
          <table:table-cell office:value-type="float" office:value="2.9375">
            <text:p>2.94</text:p>
          </table:table-cell>
          <table:table-cell office:value-type="float" office:value="3.03125">
            <text:p>3.03</text:p>
          </table:table-cell>
          <table:table-cell office:value-type="float" office:value="2.75">
            <text:p>2.75</text:p>
          </table:table-cell>
          <table:table-cell office:value-type="float" office:value="6.03125">
            <text:p>6.03</text:p>
          </table:table-cell>
          <table:table-cell office:value-type="float" office:value="7.875">
            <text:p>7.88</text:p>
          </table:table-cell>
          <table:table-cell office:value-type="float" office:value="9.53125">
            <text:p>9.53</text:p>
          </table:table-cell>
          <table:table-cell office:value-type="float" office:value="11.8125">
            <text:p>11.81</text:p>
          </table:table-cell>
          <table:table-cell office:value-type="float" office:value="7.9375">
            <text:p>7.94</text:p>
          </table:table-cell>
          <table:table-cell office:value-type="float" office:value="9.9375">
            <text:p>9.94</text:p>
          </table:table-cell>
          <table:table-cell office:value-type="float" office:value="12.125">
            <text:p>12.13</text:p>
          </table:table-cell>
          <table:table-cell office:value-type="float" office:value="14.6875">
            <text:p>14.69</text:p>
          </table:table-cell>
          <table:table-cell office:value-type="float" office:value="4.25">
            <text:p>4.25</text:p>
          </table:table-cell>
          <table:table-cell office:value-type="float" office:value="5.09375">
            <text:p>5.09</text:p>
          </table:table-cell>
          <table:table-cell office:value-type="float" office:value="7.3125">
            <text:p>7.31</text:p>
          </table:table-cell>
          <table:table-cell office:value-type="float" office:value="9.25">
            <text:p>9.25</text:p>
          </table:table-cell>
          <table:table-cell office:value-type="float" office:value="7.59375">
            <text:p>7.59</text:p>
          </table:table-cell>
          <table:table-cell office:value-type="float" office:value="8.03125">
            <text:p>8.03</text:p>
          </table:table-cell>
          <table:table-cell office:value-type="float" office:value="9.84375">
            <text:p>9.84</text:p>
          </table:table-cell>
          <table:table-cell office:value-type="float" office:value="11.65625">
            <text:p>11.66</text:p>
          </table:table-cell>
          <table:table-cell office:value-type="float" office:value="17.5">
            <text:p>17.5</text:p>
          </table:table-cell>
        </table:table-row>
        <table:table-row table:style-name="ro1">
          <table:table-cell table:number-columns-repeated="21" office:value-type="float" office:value="90">
            <text:p>90</text:p>
          </table:table-cell>
          <table:table-cell office:value-type="float" office:value="90.28125">
            <text:p>90.28</text:p>
          </table:table-cell>
          <table:table-cell office:value-type="float" office:value="90.9375">
            <text:p>90.94</text:p>
          </table:table-cell>
          <table:table-cell office:value-type="float" office:value="91.96875">
            <text:p>91.97</text:p>
          </table:table-cell>
          <table:table-cell office:value-type="float" office:value="93.1875">
            <text:p>93.19</text:p>
          </table:table-cell>
          <table:table-cell office:value-type="float" office:value="94.59375">
            <text:p>94.59</text:p>
          </table:table-cell>
          <table:table-cell office:value-type="float" office:value="96">
            <text:p>96</text:p>
          </table:table-cell>
          <table:table-cell office:value-type="float" office:value="97.3125">
            <text:p>97.31</text:p>
          </table:table-cell>
          <table:table-cell office:value-type="float" office:value="98.4375">
            <text:p>98.44</text:p>
          </table:table-cell>
          <table:table-cell office:value-type="float" office:value="99.28125">
            <text:p>99.28</text:p>
          </table:table-cell>
          <table:table-cell office:value-type="float" office:value="100.78125">
            <text:p>100.78</text:p>
          </table:table-cell>
          <table:table-cell office:value-type="float" office:value="104.15625">
            <text:p>104.16</text:p>
          </table:table-cell>
          <table:table-cell office:value-type="float" office:value="107.34375">
            <text:p>107.34</text:p>
          </table:table-cell>
          <table:table-cell office:value-type="float" office:value="109.03125">
            <text:p>109.03</text:p>
          </table:table-cell>
          <table:table-cell office:value-type="float" office:value="108.9375">
            <text:p>108.94</text:p>
          </table:table-cell>
          <table:table-cell office:value-type="float" office:value="106.96875">
            <text:p>106.97</text:p>
          </table:table-cell>
          <table:table-cell office:value-type="float" office:value="103.875">
            <text:p>103.88</text:p>
          </table:table-cell>
          <table:table-cell office:value-type="float" office:value="93.9375">
            <text:p>93.94</text:p>
          </table:table-cell>
          <table:table-cell office:value-type="float" office:value="79.90625">
            <text:p>79.91</text:p>
          </table:table-cell>
          <table:table-cell office:value-type="float" office:value="64.03125">
            <text:p>64.03</text:p>
          </table:table-cell>
          <table:table-cell office:value-type="float" office:value="45.40625">
            <text:p>45.41</text:p>
          </table:table-cell>
          <table:table-cell office:value-type="float" office:value="26">
            <text:p>26</text:p>
          </table:table-cell>
          <table:table-cell office:value-type="float" office:value="6.59375">
            <text:p>6.59</text:p>
          </table:table-cell>
          <table:table-cell office:value-type="float" office:value="-16.3125">
            <text:p>-16.31</text:p>
          </table:table-cell>
          <table:table-cell office:value-type="float" office:value="-34.3125">
            <text:p>-34.31</text:p>
          </table:table-cell>
          <table:table-cell office:value-type="float" office:value="-35.8125">
            <text:p>-35.81</text:p>
          </table:table-cell>
          <table:table-cell office:value-type="float" office:value="-26.5">
            <text:p>-26.5</text:p>
          </table:table-cell>
          <table:table-cell office:value-type="float" office:value="-25.9375">
            <text:p>-25.94</text:p>
          </table:table-cell>
          <table:table-cell office:value-type="float" office:value="-15.03125">
            <text:p>-15.03</text:p>
          </table:table-cell>
          <table:table-cell office:value-type="float" office:value="12.53125">
            <text:p>12.53</text:p>
          </table:table-cell>
          <table:table-cell office:value-type="float" office:value="40.375">
            <text:p>40.38</text:p>
          </table:table-cell>
          <table:table-cell office:value-type="float" office:value="67.71875">
            <text:p>67.72</text:p>
          </table:table-cell>
          <table:table-cell office:value-type="float" office:value="92.5">
            <text:p>92.5</text:p>
          </table:table-cell>
          <table:table-cell office:value-type="float" office:value="111.65625">
            <text:p>111.66</text:p>
          </table:table-cell>
          <table:table-cell office:value-type="float" office:value="114.09375">
            <text:p>114.09</text:p>
          </table:table-cell>
          <table:table-cell office:value-type="float" office:value="120.03125">
            <text:p>120.03</text:p>
          </table:table-cell>
          <table:table-cell office:value-type="float" office:value="114.6875">
            <text:p>114.69</text:p>
          </table:table-cell>
          <table:table-cell office:value-type="float" office:value="101.125">
            <text:p>101.13</text:p>
          </table:table-cell>
          <table:table-cell office:value-type="float" office:value="76.46875">
            <text:p>76.47</text:p>
          </table:table-cell>
          <table:table-cell office:value-type="float" office:value="53.03125">
            <text:p>53.03</text:p>
          </table:table-cell>
          <table:table-cell office:value-type="float" office:value="27.46875">
            <text:p>27.47</text:p>
          </table:table-cell>
          <table:table-cell office:value-type="float" office:value="-2">
            <text:p>-2</text:p>
          </table:table-cell>
          <table:table-cell office:value-type="float" office:value="-22.21875">
            <text:p>-22.22</text:p>
          </table:table-cell>
          <table:table-cell office:value-type="float" office:value="-26.8125">
            <text:p>-26.81</text:p>
          </table:table-cell>
          <table:table-cell office:value-type="float" office:value="-20.59375">
            <text:p>-20.59</text:p>
          </table:table-cell>
          <table:table-cell office:value-type="float" office:value="-22.84375">
            <text:p>-22.84</text:p>
          </table:table-cell>
          <table:table-cell office:value-type="float" office:value="-13.4375">
            <text:p>-13.44</text:p>
          </table:table-cell>
          <table:table-cell office:value-type="float" office:value="13.1875">
            <text:p>13.19</text:p>
          </table:table-cell>
          <table:table-cell office:value-type="float" office:value="40.5625">
            <text:p>40.56</text:p>
          </table:table-cell>
          <table:table-cell office:value-type="float" office:value="67.4375">
            <text:p>67.44</text:p>
          </table:table-cell>
          <table:table-cell office:value-type="float" office:value="92.5">
            <text:p>92.5</text:p>
          </table:table-cell>
          <table:table-cell office:value-type="float" office:value="110.90625">
            <text:p>110.91</text:p>
          </table:table-cell>
          <table:table-cell office:value-type="float" office:value="112.96875">
            <text:p>112.97</text:p>
          </table:table-cell>
          <table:table-cell office:value-type="float" office:value="118.8125">
            <text:p>118.81</text:p>
          </table:table-cell>
          <table:table-cell office:value-type="float" office:value="113.65625">
            <text:p>113.66</text:p>
          </table:table-cell>
          <table:table-cell office:value-type="float" office:value="100.375">
            <text:p>100.38</text:p>
          </table:table-cell>
          <table:table-cell office:value-type="float" office:value="76.09375">
            <text:p>76.09</text:p>
          </table:table-cell>
          <table:table-cell office:value-type="float" office:value="52.9375">
            <text:p>52.94</text:p>
          </table:table-cell>
          <table:table-cell office:value-type="float" office:value="27.46875">
            <text:p>27.47</text:p>
          </table:table-cell>
          <table:table-cell office:value-type="float" office:value="-2">
            <text:p>-2</text:p>
          </table:table-cell>
          <table:table-cell office:value-type="float" office:value="-22.21875">
            <text:p>-22.22</text:p>
          </table:table-cell>
          <table:table-cell office:value-type="float" office:value="-26.8125">
            <text:p>-26.81</text:p>
          </table:table-cell>
          <table:table-cell office:value-type="float" office:value="-20.59375">
            <text:p>-20.59</text:p>
          </table:table-cell>
          <table:table-cell office:value-type="float" office:value="-22.84375">
            <text:p>-22.84</text:p>
          </table:table-cell>
          <table:table-cell office:value-type="float" office:value="-13.4375">
            <text:p>-13.44</text:p>
          </table:table-cell>
          <table:table-cell office:value-type="float" office:value="13.1875">
            <text:p>13.19</text:p>
          </table:table-cell>
          <table:table-cell office:value-type="float" office:value="40.5625">
            <text:p>40.56</text:p>
          </table:table-cell>
          <table:table-cell office:value-type="float" office:value="67.4375">
            <text:p>67.44</text:p>
          </table:table-cell>
          <table:table-cell office:value-type="float" office:value="92.5">
            <text:p>92.5</text:p>
          </table:table-cell>
          <table:table-cell office:value-type="float" office:value="110.90625">
            <text:p>110.91</text:p>
          </table:table-cell>
          <table:table-cell office:value-type="float" office:value="112.96875">
            <text:p>112.97</text:p>
          </table:table-cell>
          <table:table-cell office:value-type="float" office:value="118.8125">
            <text:p>118.81</text:p>
          </table:table-cell>
          <table:table-cell office:value-type="float" office:value="113.65625">
            <text:p>113.66</text:p>
          </table:table-cell>
          <table:table-cell office:value-type="float" office:value="100.375">
            <text:p>100.38</text:p>
          </table:table-cell>
          <table:table-cell office:value-type="float" office:value="76.09375">
            <text:p>76.09</text:p>
          </table:table-cell>
          <table:table-cell office:value-type="float" office:value="52.9375">
            <text:p>52.94</text:p>
          </table:table-cell>
          <table:table-cell office:value-type="float" office:value="27.46875">
            <text:p>27.47</text:p>
          </table:table-cell>
          <table:table-cell office:value-type="float" office:value="-2">
            <text:p>-2</text:p>
          </table:table-cell>
          <table:table-cell office:value-type="float" office:value="-22.21875">
            <text:p>-22.22</text:p>
          </table:table-cell>
          <table:table-cell office:value-type="float" office:value="-26.8125">
            <text:p>-26.81</text:p>
          </table:table-cell>
          <table:table-cell office:value-type="float" office:value="-20.59375">
            <text:p>-20.59</text:p>
          </table:table-cell>
          <table:table-cell office:value-type="float" office:value="-22.84375">
            <text:p>-22.84</text:p>
          </table:table-cell>
          <table:table-cell office:value-type="float" office:value="-13.4375">
            <text:p>-13.44</text:p>
          </table:table-cell>
          <table:table-cell office:value-type="float" office:value="13.1875">
            <text:p>13.19</text:p>
          </table:table-cell>
          <table:table-cell office:value-type="float" office:value="40.5625">
            <text:p>40.56</text:p>
          </table:table-cell>
          <table:table-cell office:value-type="float" office:value="67.4375">
            <text:p>67.44</text:p>
          </table:table-cell>
          <table:table-cell office:value-type="float" office:value="92.5">
            <text:p>92.5</text:p>
          </table:table-cell>
          <table:table-cell office:value-type="float" office:value="110.90625">
            <text:p>110.91</text:p>
          </table:table-cell>
          <table:table-cell office:value-type="float" office:value="112.96875">
            <text:p>112.97</text:p>
          </table:table-cell>
          <table:table-cell office:value-type="float" office:value="118.8125">
            <text:p>118.81</text:p>
          </table:table-cell>
          <table:table-cell office:value-type="float" office:value="113.65625">
            <text:p>113.66</text:p>
          </table:table-cell>
          <table:table-cell office:value-type="float" office:value="100.09375">
            <text:p>100.09</text:p>
          </table:table-cell>
          <table:table-cell office:value-type="float" office:value="75.15625">
            <text:p>75.16</text:p>
          </table:table-cell>
          <table:table-cell office:value-type="float" office:value="50.96875">
            <text:p>50.97</text:p>
          </table:table-cell>
          <table:table-cell office:value-type="float" office:value="24.28125">
            <text:p>24.28</text:p>
          </table:table-cell>
          <table:table-cell office:value-type="float" office:value="-6.5">
            <text:p>-6.5</text:p>
          </table:table-cell>
          <table:table-cell office:value-type="float" office:value="-28.21875">
            <text:p>-28.22</text:p>
          </table:table-cell>
          <table:table-cell office:value-type="float" office:value="-34.125">
            <text:p>-34.13</text:p>
          </table:table-cell>
          <table:table-cell office:value-type="float" office:value="-29.03125">
            <text:p>-29.03</text:p>
          </table:table-cell>
          <table:table-cell office:value-type="float" office:value="-32.125">
            <text:p>-32.13</text:p>
          </table:table-cell>
          <table:table-cell office:value-type="float" office:value="-24.21875">
            <text:p>-24.22</text:p>
          </table:table-cell>
          <table:table-cell office:value-type="float" office:value="-0.96875">
            <text:p>-0.97</text:p>
          </table:table-cell>
          <table:table-cell office:value-type="float" office:value="23.21875">
            <text:p>23.22</text:p>
          </table:table-cell>
          <table:table-cell office:value-type="float" office:value="48.6875">
            <text:p>48.69</text:p>
          </table:table-cell>
          <table:table-cell office:value-type="float" office:value="73.5625">
            <text:p>73.56</text:p>
          </table:table-cell>
          <table:table-cell office:value-type="float" office:value="93.9375">
            <text:p>93.94</text:p>
          </table:table-cell>
          <table:table-cell office:value-type="float" office:value="99.09375">
            <text:p>99.09</text:p>
          </table:table-cell>
          <table:table-cell office:value-type="float" office:value="114.5">
            <text:p>114.5</text:p>
          </table:table-cell>
          <table:table-cell office:value-type="float" office:value="123.75">
            <text:p>123.75</text:p>
          </table:table-cell>
          <table:table-cell office:value-type="float" office:value="126.34375">
            <text:p>126.34</text:p>
          </table:table-cell>
          <table:table-cell office:value-type="float" office:value="120.6875">
            <text:p>120.69</text:p>
          </table:table-cell>
          <table:table-cell office:value-type="float" office:value="115.9375">
            <text:p>115.94</text:p>
          </table:table-cell>
          <table:table-cell office:value-type="float" office:value="110.875">
            <text:p>110.88</text:p>
          </table:table-cell>
          <table:table-cell office:value-type="float" office:value="104.3125">
            <text:p>104.31</text:p>
          </table:table-cell>
          <table:table-cell office:value-type="float" office:value="102.09375">
            <text:p>102.09</text:p>
          </table:table-cell>
          <table:table-cell office:value-type="float" office:value="98.625">
            <text:p>98.63</text:p>
          </table:table-cell>
          <table:table-cell office:value-type="float" office:value="95.90625">
            <text:p>95.91</text:p>
          </table:table-cell>
          <table:table-cell office:value-type="float" office:value="93.09375">
            <text:p>93.09</text:p>
          </table:table-cell>
          <table:table-cell office:value-type="float" office:value="91.59375">
            <text:p>91.59</text:p>
          </table:table-cell>
          <table:table-cell office:value-type="float" office:value="90.9375">
            <text:p>90.94</text:p>
          </table:table-cell>
          <table:table-cell office:value-type="float" office:value="90.1875">
            <text:p>90.19</text:p>
          </table:table-cell>
          <table:table-cell office:value-type="float" office:value="89.71875">
            <text:p>89.72</text:p>
          </table:table-cell>
          <table:table-cell office:value-type="float" office:value="90">
            <text:p>90</text:p>
          </table:table-cell>
          <table:table-cell office:value-type="float" office:value="89.25">
            <text:p>89.25</text:p>
          </table:table-cell>
          <table:table-cell office:value-type="float" office:value="88.875">
            <text:p>88.88</text:p>
          </table:table-cell>
          <table:table-cell office:value-type="float" office:value="88.78125">
            <text:p>88.78</text:p>
          </table:table-cell>
          <table:table-cell office:value-type="float" office:value="88.96875">
            <text:p>88.97</text:p>
          </table:table-cell>
          <table:table-cell office:value-type="float" office:value="89.34375">
            <text:p>89.34</text:p>
          </table:table-cell>
          <table:table-cell office:value-type="float" office:value="89.625">
            <text:p>89.63</text:p>
          </table:table-cell>
          <table:table-cell office:value-type="float" office:value="89.90625">
            <text:p>89.91</text:p>
          </table:table-cell>
          <table:table-cell table:number-columns-repeated="12" office:value-type="float" office:value="90">
            <text:p>90</text:p>
          </table:table-cell>
        </table:table-row>
        <table:table-row table:style-name="ro1">
          <table:table-cell>
            <draw:frame table:end-cell-address="Sheet2.G24" table:end-x="2.175cm" table:end-y="0.246cm" draw:z-index="0" draw:style-name="gr1" svg:width="15.54cm" svg:height="6.999cm" svg:x="0.183cm" svg:y="0.444cm">
              <draw:object draw:notify-on-update-of-ranges="Sheet2.A1:Sheet2.FF1 Sheet2.A2:Sheet2.FF2 Sheet2.A3:Sheet2.FF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Sheet2.N24" table:end-x="2.203cm" table:end-y="0.247cm" draw:z-index="1" draw:style-name="gr1" svg:width="15.735cm" svg:height="6.999cm" svg:x="0.017cm" svg:y="0.445cm">
              <draw:object draw:notify-on-update-of-ranges="Sheet2.A5:Sheet2.FF5 Sheet2.A6:Sheet2.FF6 Sheet2.A7:Sheet2.FF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6">26/01/2009</text:date>, <text:time>00:4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Mathias</dc:creator>
    <dc:date>2009-01-26T00:43:14</dc:date>
    <meta:editing-cycles>1</meta:editing-cycles>
    <meta:editing-duration>PT3M26S</meta:editing-duration>
    <meta:user-defined meta:name="Info 1"/>
    <meta:user-defined meta:name="Info 2"/>
    <meta:user-defined meta:name="Info 3"/>
    <meta:user-defined meta:name="Info 4"/>
    <meta:document-statistic meta:table-count="2" meta:cell-count="97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541cm" svg:height="7cm" chart:class="chart:line" chart:style-name="ch1">
        <chart:title svg:x="4.833cm" svg:y="0.141cm" chart:style-name="ch2">
          <text:p>Multiresolution Filtering Effects</text:p>
        </chart:title>
        <chart:subtitle svg:x="6.645cm" svg:y="0.784cm" chart:style-name="ch3">
          <text:p>Original Data</text:p>
        </chart:subtitle>
        <chart:legend chart:legend-position="end" svg:x="14.423cm" svg:y="2.844cm" chart:style-name="ch4"/>
        <chart:plot-area chart:style-name="ch5" table:cell-range-address="Sheet2.A1:Sheet2.FF3" svg:x="0.419cm" svg:y="1.375cm" svg:width="13.694cm" svg:height="5.405cm">
          <chart:axis chart:dimension="x" chart:name="primary-x" chart:style-name="ch6">
            <chart:title svg:x="6.533cm" svg:y="6.349cm" chart:style-name="ch7">
              <text:p>Frames/steps</text:p>
            </chart:title>
          </chart:axis>
          <chart:axis chart:dimension="y" chart:name="primary-y" chart:style-name="ch6">
            <chart:title svg:x="0.311cm" svg:y="4.295cm" chart:style-name="ch8">
              <text:p>Angles</text:p>
            </chart:title>
            <chart:grid chart:style-name="ch9" chart:class="major"/>
          </chart:axis>
          <chart:series chart:style-name="ch10" chart:values-cell-range-address="Sheet2.A1:Sheet2.FF1" chart:class="chart:line">
            <chart:data-point chart:repeated="162"/>
          </chart:series>
          <chart:series chart:style-name="ch11" chart:values-cell-range-address="Sheet2.A2:Sheet2.FF2" chart:class="chart:line">
            <chart:data-point chart:repeated="162"/>
          </chart:series>
          <chart:series chart:style-name="ch12" chart:values-cell-range-address="Sheet2.A3:Sheet2.FF3" chart:class="chart:line">
            <chart:data-point chart:repeated="16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  <table:table-cell office:value-type="string">
                <text:p>Column BI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BL</text:p>
              </table:table-cell>
              <table:table-cell office:value-type="string">
                <text:p>Column BM</text:p>
              </table:table-cell>
              <table:table-cell office:value-type="string">
                <text:p>Column BN</text:p>
              </table:table-cell>
              <table:table-cell office:value-type="string">
                <text:p>Column BO</text:p>
              </table:table-cell>
              <table:table-cell office:value-type="string">
                <text:p>Column BP</text:p>
              </table:table-cell>
              <table:table-cell office:value-type="string">
                <text:p>Column BQ</text:p>
              </table:table-cell>
              <table:table-cell office:value-type="string">
                <text:p>Column BR</text:p>
              </table:table-cell>
              <table:table-cell office:value-type="string">
                <text:p>Column BS</text:p>
              </table:table-cell>
              <table:table-cell office:value-type="string">
                <text:p>Column BT</text:p>
              </table:table-cell>
              <table:table-cell office:value-type="string">
                <text:p>Column BU</text:p>
              </table:table-cell>
              <table:table-cell office:value-type="string">
                <text:p>Column BV</text:p>
              </table:table-cell>
              <table:table-cell office:value-type="string">
                <text:p>Column BW</text:p>
              </table:table-cell>
              <table:table-cell office:value-type="string">
                <text:p>Column BX</text:p>
              </table:table-cell>
              <table:table-cell office:value-type="string">
                <text:p>Column BY</text:p>
              </table:table-cell>
              <table:table-cell office:value-type="string">
                <text:p>Column BZ</text:p>
              </table:table-cell>
              <table:table-cell office:value-type="string">
                <text:p>Column CA</text:p>
              </table:table-cell>
              <table:table-cell office:value-type="string">
                <text:p>Column CB</text:p>
              </table:table-cell>
              <table:table-cell office:value-type="string">
                <text:p>Column CC</text:p>
              </table:table-cell>
              <table:table-cell office:value-type="string">
                <text:p>Column CD</text:p>
              </table:table-cell>
              <table:table-cell office:value-type="string">
                <text:p>Column CE</text:p>
              </table:table-cell>
              <table:table-cell office:value-type="string">
                <text:p>Column CF</text:p>
              </table:table-cell>
              <table:table-cell office:value-type="string">
                <text:p>Column CG</text:p>
              </table:table-cell>
              <table:table-cell office:value-type="string">
                <text:p>Column CH</text:p>
              </table:table-cell>
              <table:table-cell office:value-type="string">
                <text:p>Column CI</text:p>
              </table:table-cell>
              <table:table-cell office:value-type="string">
                <text:p>Column CJ</text:p>
              </table:table-cell>
              <table:table-cell office:value-type="string">
                <text:p>Column CK</text:p>
              </table:table-cell>
              <table:table-cell office:value-type="string">
                <text:p>Column CL</text:p>
              </table:table-cell>
              <table:table-cell office:value-type="string">
                <text:p>Column CM</text:p>
              </table:table-cell>
              <table:table-cell office:value-type="string">
                <text:p>Column CN</text:p>
              </table:table-cell>
              <table:table-cell office:value-type="string">
                <text:p>Column CO</text:p>
              </table:table-cell>
              <table:table-cell office:value-type="string">
                <text:p>Column CP</text:p>
              </table:table-cell>
              <table:table-cell office:value-type="string">
                <text:p>Column CQ</text:p>
              </table:table-cell>
              <table:table-cell office:value-type="string">
                <text:p>Column CR</text:p>
              </table:table-cell>
              <table:table-cell office:value-type="string">
                <text:p>Column CS</text:p>
              </table:table-cell>
              <table:table-cell office:value-type="string">
                <text:p>Column CT</text:p>
              </table:table-cell>
              <table:table-cell office:value-type="string">
                <text:p>Column CU</text:p>
              </table:table-cell>
              <table:table-cell office:value-type="string">
                <text:p>Column CV</text:p>
              </table:table-cell>
              <table:table-cell office:value-type="string">
                <text:p>Column CW</text:p>
              </table:table-cell>
              <table:table-cell office:value-type="string">
                <text:p>Column CX</text:p>
              </table:table-cell>
              <table:table-cell office:value-type="string">
                <text:p>Column CY</text:p>
              </table:table-cell>
              <table:table-cell office:value-type="string">
                <text:p>Column CZ</text:p>
              </table:table-cell>
              <table:table-cell office:value-type="string">
                <text:p>Column DA</text:p>
              </table:table-cell>
              <table:table-cell office:value-type="string">
                <text:p>Column DB</text:p>
              </table:table-cell>
              <table:table-cell office:value-type="string">
                <text:p>Column DC</text:p>
              </table:table-cell>
              <table:table-cell office:value-type="string">
                <text:p>Column DD</text:p>
              </table:table-cell>
              <table:table-cell office:value-type="string">
                <text:p>Column DE</text:p>
              </table:table-cell>
              <table:table-cell office:value-type="string">
                <text:p>Column DF</text:p>
              </table:table-cell>
              <table:table-cell office:value-type="string">
                <text:p>Column DG</text:p>
              </table:table-cell>
              <table:table-cell office:value-type="string">
                <text:p>Column DH</text:p>
              </table:table-cell>
              <table:table-cell office:value-type="string">
                <text:p>Column DI</text:p>
              </table:table-cell>
              <table:table-cell office:value-type="string">
                <text:p>Column DJ</text:p>
              </table:table-cell>
              <table:table-cell office:value-type="string">
                <text:p>Column DK</text:p>
              </table:table-cell>
              <table:table-cell office:value-type="string">
                <text:p>Column DL</text:p>
              </table:table-cell>
              <table:table-cell office:value-type="string">
                <text:p>Column DM</text:p>
              </table:table-cell>
              <table:table-cell office:value-type="string">
                <text:p>Column DN</text:p>
              </table:table-cell>
              <table:table-cell office:value-type="string">
                <text:p>Column DO</text:p>
              </table:table-cell>
              <table:table-cell office:value-type="string">
                <text:p>Column DP</text:p>
              </table:table-cell>
              <table:table-cell office:value-type="string">
                <text:p>Column DQ</text:p>
              </table:table-cell>
              <table:table-cell office:value-type="string">
                <text:p>Column DR</text:p>
              </table:table-cell>
              <table:table-cell office:value-type="string">
                <text:p>Column DS</text:p>
              </table:table-cell>
              <table:table-cell office:value-type="string">
                <text:p>Column DT</text:p>
              </table:table-cell>
              <table:table-cell office:value-type="string">
                <text:p>Column DU</text:p>
              </table:table-cell>
              <table:table-cell office:value-type="string">
                <text:p>Column DV</text:p>
              </table:table-cell>
              <table:table-cell office:value-type="string">
                <text:p>Column DW</text:p>
              </table:table-cell>
              <table:table-cell office:value-type="string">
                <text:p>Column DX</text:p>
              </table:table-cell>
              <table:table-cell office:value-type="string">
                <text:p>Column DY</text:p>
              </table:table-cell>
              <table:table-cell office:value-type="string">
                <text:p>Column DZ</text:p>
              </table:table-cell>
              <table:table-cell office:value-type="string">
                <text:p>Column EA</text:p>
              </table:table-cell>
              <table:table-cell office:value-type="string">
                <text:p>Column EB</text:p>
              </table:table-cell>
              <table:table-cell office:value-type="string">
                <text:p>Column EC</text:p>
              </table:table-cell>
              <table:table-cell office:value-type="string">
                <text:p>Column ED</text:p>
              </table:table-cell>
              <table:table-cell office:value-type="string">
                <text:p>Column EE</text:p>
              </table:table-cell>
              <table:table-cell office:value-type="string">
                <text:p>Column EF</text:p>
              </table:table-cell>
              <table:table-cell office:value-type="string">
                <text:p>Column EG</text:p>
              </table:table-cell>
              <table:table-cell office:value-type="string">
                <text:p>Column EH</text:p>
              </table:table-cell>
              <table:table-cell office:value-type="string">
                <text:p>Column EI</text:p>
              </table:table-cell>
              <table:table-cell office:value-type="string">
                <text:p>Column EJ</text:p>
              </table:table-cell>
              <table:table-cell office:value-type="string">
                <text:p>Column EK</text:p>
              </table:table-cell>
              <table:table-cell office:value-type="string">
                <text:p>Column EL</text:p>
              </table:table-cell>
              <table:table-cell office:value-type="string">
                <text:p>Column EM</text:p>
              </table:table-cell>
              <table:table-cell office:value-type="string">
                <text:p>Column EN</text:p>
              </table:table-cell>
              <table:table-cell office:value-type="string">
                <text:p>Column EO</text:p>
              </table:table-cell>
              <table:table-cell office:value-type="string">
                <text:p>Column EP</text:p>
              </table:table-cell>
              <table:table-cell office:value-type="string">
                <text:p>Column EQ</text:p>
              </table:table-cell>
              <table:table-cell office:value-type="string">
                <text:p>Column ER</text:p>
              </table:table-cell>
              <table:table-cell office:value-type="string">
                <text:p>Column ES</text:p>
              </table:table-cell>
              <table:table-cell office:value-type="string">
                <text:p>Column ET</text:p>
              </table:table-cell>
              <table:table-cell office:value-type="string">
                <text:p>Column EU</text:p>
              </table:table-cell>
              <table:table-cell office:value-type="string">
                <text:p>Column EV</text:p>
              </table:table-cell>
              <table:table-cell office:value-type="string">
                <text:p>Column EW</text:p>
              </table:table-cell>
              <table:table-cell office:value-type="string">
                <text:p>Column EX</text:p>
              </table:table-cell>
              <table:table-cell office:value-type="string">
                <text:p>Column EY</text:p>
              </table:table-cell>
              <table:table-cell office:value-type="string">
                <text:p>Column EZ</text:p>
              </table:table-cell>
              <table:table-cell office:value-type="string">
                <text:p>Column FA</text:p>
              </table:table-cell>
              <table:table-cell office:value-type="string">
                <text:p>Column FB</text:p>
              </table:table-cell>
              <table:table-cell office:value-type="string">
                <text:p>Column FC</text:p>
              </table:table-cell>
              <table:table-cell office:value-type="string">
                <text:p>Column FD</text:p>
              </table:table-cell>
              <table:table-cell office:value-type="string">
                <text:p>Column FE</text:p>
              </table:table-cell>
              <table:table-cell office:value-type="string">
                <text:p>Column F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">
                <text:p>82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109">
                <text:p>109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136">
                <text:p>136</text:p>
              </table:table-cell>
              <table:table-cell office:value-type="float" office:value="145">
                <text:p>145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9">
                <text:p>159</text:p>
              </table:table-cell>
              <table:table-cell office:value-type="float" office:value="157">
                <text:p>157</text:p>
              </table:table-cell>
              <table:table-cell office:value-type="float" office:value="151">
                <text:p>151</text:p>
              </table:table-cell>
              <table:table-cell office:value-type="float" office:value="140">
                <text:p>140</text:p>
              </table:table-cell>
              <table:table-cell office:value-type="float" office:value="128">
                <text:p>128</text:p>
              </table:table-cell>
              <table:table-cell office:value-type="float" office:value="115">
                <text:p>115</text:p>
              </table:table-cell>
              <table:table-cell office:value-type="float" office:value="104">
                <text:p>10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9">
                <text:p>89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101">
                <text:p>101</text:p>
              </table:table-cell>
              <table:table-cell office:value-type="float" office:value="108">
                <text:p>108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  <table:table-cell office:value-type="float" office:value="136">
                <text:p>136</text:p>
              </table:table-cell>
              <table:table-cell office:value-type="float" office:value="145">
                <text:p>145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48">
                <text:p>148</text:p>
              </table:table-cell>
              <table:table-cell office:value-type="float" office:value="134">
                <text:p>134</text:p>
              </table:table-cell>
              <table:table-cell office:value-type="float" office:value="114">
                <text:p>114</text:p>
              </table:table-cell>
              <table:table-cell office:value-type="float" office:value="92">
                <text:p>92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30">
                <text:p>30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48">
                <text:p>148</text:p>
              </table:table-cell>
              <table:table-cell office:value-type="float" office:value="134">
                <text:p>134</text:p>
              </table:table-cell>
              <table:table-cell office:value-type="float" office:value="114">
                <text:p>114</text:p>
              </table:table-cell>
              <table:table-cell office:value-type="float" office:value="92">
                <text:p>92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80">
                <text:p>80</text:p>
              </table:table-cell>
              <table:table-cell office:value-type="float" office:value="69">
                <text:p>69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8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1">
                <text:p>101</text:p>
              </table:table-cell>
              <table:table-cell office:value-type="float" office:value="97">
                <text:p>97</text:p>
              </table:table-cell>
              <table:table-cell office:value-type="float" office:value="94">
                <text:p>94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736cm" svg:height="7cm" chart:class="chart:line" chart:style-name="ch1">
        <chart:title svg:x="4.931cm" svg:y="0.141cm" chart:style-name="ch2">
          <text:p>Multiresolution Filtering Effects</text:p>
        </chart:title>
        <chart:subtitle svg:x="5.883cm" svg:y="0.784cm" chart:style-name="ch3">
          <text:p>CH: 1-3, G = 3, w = 1.5</text:p>
        </chart:subtitle>
        <chart:legend chart:legend-position="end" svg:x="14.614cm" svg:y="2.844cm" chart:style-name="ch4"/>
        <chart:plot-area chart:style-name="ch5" table:cell-range-address="Sheet2.A5:Sheet2.FF7" svg:x="0.427cm" svg:y="1.375cm" svg:width="13.873cm" svg:height="5.405cm">
          <chart:axis chart:dimension="x" chart:name="primary-x" chart:style-name="ch6">
            <chart:title svg:x="6.631cm" svg:y="6.349cm" chart:style-name="ch7">
              <text:p>Frames/steps</text:p>
            </chart:title>
          </chart:axis>
          <chart:axis chart:dimension="y" chart:name="primary-y" chart:style-name="ch6">
            <chart:title svg:x="0.315cm" svg:y="4.295cm" chart:style-name="ch8">
              <text:p>Angles</text:p>
            </chart:title>
            <chart:grid chart:style-name="ch9" chart:class="major"/>
          </chart:axis>
          <chart:series chart:style-name="ch10" chart:values-cell-range-address="Sheet2.A5:Sheet2.FF5" chart:class="chart:line">
            <chart:data-point chart:repeated="162"/>
          </chart:series>
          <chart:series chart:style-name="ch11" chart:values-cell-range-address="Sheet2.A6:Sheet2.FF6" chart:class="chart:line">
            <chart:data-point chart:repeated="162"/>
          </chart:series>
          <chart:series chart:style-name="ch12" chart:values-cell-range-address="Sheet2.A7:Sheet2.FF7" chart:class="chart:line">
            <chart:data-point chart:repeated="16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  <table:table-cell office:value-type="string">
                <text:p>Column BI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BL</text:p>
              </table:table-cell>
              <table:table-cell office:value-type="string">
                <text:p>Column BM</text:p>
              </table:table-cell>
              <table:table-cell office:value-type="string">
                <text:p>Column BN</text:p>
              </table:table-cell>
              <table:table-cell office:value-type="string">
                <text:p>Column BO</text:p>
              </table:table-cell>
              <table:table-cell office:value-type="string">
                <text:p>Column BP</text:p>
              </table:table-cell>
              <table:table-cell office:value-type="string">
                <text:p>Column BQ</text:p>
              </table:table-cell>
              <table:table-cell office:value-type="string">
                <text:p>Column BR</text:p>
              </table:table-cell>
              <table:table-cell office:value-type="string">
                <text:p>Column BS</text:p>
              </table:table-cell>
              <table:table-cell office:value-type="string">
                <text:p>Column BT</text:p>
              </table:table-cell>
              <table:table-cell office:value-type="string">
                <text:p>Column BU</text:p>
              </table:table-cell>
              <table:table-cell office:value-type="string">
                <text:p>Column BV</text:p>
              </table:table-cell>
              <table:table-cell office:value-type="string">
                <text:p>Column BW</text:p>
              </table:table-cell>
              <table:table-cell office:value-type="string">
                <text:p>Column BX</text:p>
              </table:table-cell>
              <table:table-cell office:value-type="string">
                <text:p>Column BY</text:p>
              </table:table-cell>
              <table:table-cell office:value-type="string">
                <text:p>Column BZ</text:p>
              </table:table-cell>
              <table:table-cell office:value-type="string">
                <text:p>Column CA</text:p>
              </table:table-cell>
              <table:table-cell office:value-type="string">
                <text:p>Column CB</text:p>
              </table:table-cell>
              <table:table-cell office:value-type="string">
                <text:p>Column CC</text:p>
              </table:table-cell>
              <table:table-cell office:value-type="string">
                <text:p>Column CD</text:p>
              </table:table-cell>
              <table:table-cell office:value-type="string">
                <text:p>Column CE</text:p>
              </table:table-cell>
              <table:table-cell office:value-type="string">
                <text:p>Column CF</text:p>
              </table:table-cell>
              <table:table-cell office:value-type="string">
                <text:p>Column CG</text:p>
              </table:table-cell>
              <table:table-cell office:value-type="string">
                <text:p>Column CH</text:p>
              </table:table-cell>
              <table:table-cell office:value-type="string">
                <text:p>Column CI</text:p>
              </table:table-cell>
              <table:table-cell office:value-type="string">
                <text:p>Column CJ</text:p>
              </table:table-cell>
              <table:table-cell office:value-type="string">
                <text:p>Column CK</text:p>
              </table:table-cell>
              <table:table-cell office:value-type="string">
                <text:p>Column CL</text:p>
              </table:table-cell>
              <table:table-cell office:value-type="string">
                <text:p>Column CM</text:p>
              </table:table-cell>
              <table:table-cell office:value-type="string">
                <text:p>Column CN</text:p>
              </table:table-cell>
              <table:table-cell office:value-type="string">
                <text:p>Column CO</text:p>
              </table:table-cell>
              <table:table-cell office:value-type="string">
                <text:p>Column CP</text:p>
              </table:table-cell>
              <table:table-cell office:value-type="string">
                <text:p>Column CQ</text:p>
              </table:table-cell>
              <table:table-cell office:value-type="string">
                <text:p>Column CR</text:p>
              </table:table-cell>
              <table:table-cell office:value-type="string">
                <text:p>Column CS</text:p>
              </table:table-cell>
              <table:table-cell office:value-type="string">
                <text:p>Column CT</text:p>
              </table:table-cell>
              <table:table-cell office:value-type="string">
                <text:p>Column CU</text:p>
              </table:table-cell>
              <table:table-cell office:value-type="string">
                <text:p>Column CV</text:p>
              </table:table-cell>
              <table:table-cell office:value-type="string">
                <text:p>Column CW</text:p>
              </table:table-cell>
              <table:table-cell office:value-type="string">
                <text:p>Column CX</text:p>
              </table:table-cell>
              <table:table-cell office:value-type="string">
                <text:p>Column CY</text:p>
              </table:table-cell>
              <table:table-cell office:value-type="string">
                <text:p>Column CZ</text:p>
              </table:table-cell>
              <table:table-cell office:value-type="string">
                <text:p>Column DA</text:p>
              </table:table-cell>
              <table:table-cell office:value-type="string">
                <text:p>Column DB</text:p>
              </table:table-cell>
              <table:table-cell office:value-type="string">
                <text:p>Column DC</text:p>
              </table:table-cell>
              <table:table-cell office:value-type="string">
                <text:p>Column DD</text:p>
              </table:table-cell>
              <table:table-cell office:value-type="string">
                <text:p>Column DE</text:p>
              </table:table-cell>
              <table:table-cell office:value-type="string">
                <text:p>Column DF</text:p>
              </table:table-cell>
              <table:table-cell office:value-type="string">
                <text:p>Column DG</text:p>
              </table:table-cell>
              <table:table-cell office:value-type="string">
                <text:p>Column DH</text:p>
              </table:table-cell>
              <table:table-cell office:value-type="string">
                <text:p>Column DI</text:p>
              </table:table-cell>
              <table:table-cell office:value-type="string">
                <text:p>Column DJ</text:p>
              </table:table-cell>
              <table:table-cell office:value-type="string">
                <text:p>Column DK</text:p>
              </table:table-cell>
              <table:table-cell office:value-type="string">
                <text:p>Column DL</text:p>
              </table:table-cell>
              <table:table-cell office:value-type="string">
                <text:p>Column DM</text:p>
              </table:table-cell>
              <table:table-cell office:value-type="string">
                <text:p>Column DN</text:p>
              </table:table-cell>
              <table:table-cell office:value-type="string">
                <text:p>Column DO</text:p>
              </table:table-cell>
              <table:table-cell office:value-type="string">
                <text:p>Column DP</text:p>
              </table:table-cell>
              <table:table-cell office:value-type="string">
                <text:p>Column DQ</text:p>
              </table:table-cell>
              <table:table-cell office:value-type="string">
                <text:p>Column DR</text:p>
              </table:table-cell>
              <table:table-cell office:value-type="string">
                <text:p>Column DS</text:p>
              </table:table-cell>
              <table:table-cell office:value-type="string">
                <text:p>Column DT</text:p>
              </table:table-cell>
              <table:table-cell office:value-type="string">
                <text:p>Column DU</text:p>
              </table:table-cell>
              <table:table-cell office:value-type="string">
                <text:p>Column DV</text:p>
              </table:table-cell>
              <table:table-cell office:value-type="string">
                <text:p>Column DW</text:p>
              </table:table-cell>
              <table:table-cell office:value-type="string">
                <text:p>Column DX</text:p>
              </table:table-cell>
              <table:table-cell office:value-type="string">
                <text:p>Column DY</text:p>
              </table:table-cell>
              <table:table-cell office:value-type="string">
                <text:p>Column DZ</text:p>
              </table:table-cell>
              <table:table-cell office:value-type="string">
                <text:p>Column EA</text:p>
              </table:table-cell>
              <table:table-cell office:value-type="string">
                <text:p>Column EB</text:p>
              </table:table-cell>
              <table:table-cell office:value-type="string">
                <text:p>Column EC</text:p>
              </table:table-cell>
              <table:table-cell office:value-type="string">
                <text:p>Column ED</text:p>
              </table:table-cell>
              <table:table-cell office:value-type="string">
                <text:p>Column EE</text:p>
              </table:table-cell>
              <table:table-cell office:value-type="string">
                <text:p>Column EF</text:p>
              </table:table-cell>
              <table:table-cell office:value-type="string">
                <text:p>Column EG</text:p>
              </table:table-cell>
              <table:table-cell office:value-type="string">
                <text:p>Column EH</text:p>
              </table:table-cell>
              <table:table-cell office:value-type="string">
                <text:p>Column EI</text:p>
              </table:table-cell>
              <table:table-cell office:value-type="string">
                <text:p>Column EJ</text:p>
              </table:table-cell>
              <table:table-cell office:value-type="string">
                <text:p>Column EK</text:p>
              </table:table-cell>
              <table:table-cell office:value-type="string">
                <text:p>Column EL</text:p>
              </table:table-cell>
              <table:table-cell office:value-type="string">
                <text:p>Column EM</text:p>
              </table:table-cell>
              <table:table-cell office:value-type="string">
                <text:p>Column EN</text:p>
              </table:table-cell>
              <table:table-cell office:value-type="string">
                <text:p>Column EO</text:p>
              </table:table-cell>
              <table:table-cell office:value-type="string">
                <text:p>Column EP</text:p>
              </table:table-cell>
              <table:table-cell office:value-type="string">
                <text:p>Column EQ</text:p>
              </table:table-cell>
              <table:table-cell office:value-type="string">
                <text:p>Column ER</text:p>
              </table:table-cell>
              <table:table-cell office:value-type="string">
                <text:p>Column ES</text:p>
              </table:table-cell>
              <table:table-cell office:value-type="string">
                <text:p>Column ET</text:p>
              </table:table-cell>
              <table:table-cell office:value-type="string">
                <text:p>Column EU</text:p>
              </table:table-cell>
              <table:table-cell office:value-type="string">
                <text:p>Column EV</text:p>
              </table:table-cell>
              <table:table-cell office:value-type="string">
                <text:p>Column EW</text:p>
              </table:table-cell>
              <table:table-cell office:value-type="string">
                <text:p>Column EX</text:p>
              </table:table-cell>
              <table:table-cell office:value-type="string">
                <text:p>Column EY</text:p>
              </table:table-cell>
              <table:table-cell office:value-type="string">
                <text:p>Column EZ</text:p>
              </table:table-cell>
              <table:table-cell office:value-type="string">
                <text:p>Column FA</text:p>
              </table:table-cell>
              <table:table-cell office:value-type="string">
                <text:p>Column FB</text:p>
              </table:table-cell>
              <table:table-cell office:value-type="string">
                <text:p>Column FC</text:p>
              </table:table-cell>
              <table:table-cell office:value-type="string">
                <text:p>Column FD</text:p>
              </table:table-cell>
              <table:table-cell office:value-type="string">
                <text:p>Column FE</text:p>
              </table:table-cell>
              <table:table-cell office:value-type="string">
                <text:p>Column F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3.1875">
                <text:p>73.1875</text:p>
              </table:table-cell>
              <table:table-cell office:value-type="float" office:value="86.40625">
                <text:p>86.40625</text:p>
              </table:table-cell>
              <table:table-cell office:value-type="float" office:value="97.375">
                <text:p>97.375</text:p>
              </table:table-cell>
              <table:table-cell office:value-type="float" office:value="110.875">
                <text:p>110.875</text:p>
              </table:table-cell>
              <table:table-cell office:value-type="float" office:value="125.21875">
                <text:p>125.21875</text:p>
              </table:table-cell>
              <table:table-cell office:value-type="float" office:value="140.6875">
                <text:p>140.6875</text:p>
              </table:table-cell>
              <table:table-cell office:value-type="float" office:value="158.21875">
                <text:p>158.21875</text:p>
              </table:table-cell>
              <table:table-cell office:value-type="float" office:value="173.3125">
                <text:p>173.3125</text:p>
              </table:table-cell>
              <table:table-cell office:value-type="float" office:value="186.25">
                <text:p>186.25</text:p>
              </table:table-cell>
              <table:table-cell office:value-type="float" office:value="185.3125">
                <text:p>185.3125</text:p>
              </table:table-cell>
              <table:table-cell office:value-type="float" office:value="186.5625">
                <text:p>186.5625</text:p>
              </table:table-cell>
              <table:table-cell office:value-type="float" office:value="182.21875">
                <text:p>182.21875</text:p>
              </table:table-cell>
              <table:table-cell office:value-type="float" office:value="173.78125">
                <text:p>173.78125</text:p>
              </table:table-cell>
              <table:table-cell office:value-type="float" office:value="156.875">
                <text:p>156.875</text:p>
              </table:table-cell>
              <table:table-cell office:value-type="float" office:value="143.9375">
                <text:p>143.9375</text:p>
              </table:table-cell>
              <table:table-cell office:value-type="float" office:value="124.84375">
                <text:p>124.84375</text:p>
              </table:table-cell>
              <table:table-cell office:value-type="float" office:value="107.09375">
                <text:p>107.09375</text:p>
              </table:table-cell>
              <table:table-cell office:value-type="float" office:value="92.5625">
                <text:p>92.5625</text:p>
              </table:table-cell>
              <table:table-cell office:value-type="float" office:value="85.90625">
                <text:p>85.90625</text:p>
              </table:table-cell>
              <table:table-cell office:value-type="float" office:value="75.5">
                <text:p>75.5</text:p>
              </table:table-cell>
              <table:table-cell office:value-type="float" office:value="70.34375">
                <text:p>70.34375</text:p>
              </table:table-cell>
              <table:table-cell office:value-type="float" office:value="69.96875">
                <text:p>69.96875</text:p>
              </table:table-cell>
              <table:table-cell office:value-type="float" office:value="73.875">
                <text:p>73.875</text:p>
              </table:table-cell>
              <table:table-cell office:value-type="float" office:value="76.4375">
                <text:p>76.4375</text:p>
              </table:table-cell>
              <table:table-cell office:value-type="float" office:value="80.5625">
                <text:p>80.5625</text:p>
              </table:table-cell>
              <table:table-cell office:value-type="float" office:value="85.09375">
                <text:p>85.09375</text:p>
              </table:table-cell>
              <table:table-cell office:value-type="float" office:value="86">
                <text:p>86</text:p>
              </table:table-cell>
              <table:table-cell office:value-type="float" office:value="88.625">
                <text:p>88.625</text:p>
              </table:table-cell>
              <table:table-cell office:value-type="float" office:value="91.15625">
                <text:p>91.15625</text:p>
              </table:table-cell>
              <table:table-cell office:value-type="float" office:value="92.9375">
                <text:p>92.9375</text:p>
              </table:table-cell>
              <table:table-cell office:value-type="float" office:value="94.15625">
                <text:p>94.15625</text:p>
              </table:table-cell>
              <table:table-cell office:value-type="float" office:value="94.8125">
                <text:p>94.8125</text:p>
              </table:table-cell>
              <table:table-cell office:value-type="float" office:value="95">
                <text:p>95</text:p>
              </table:table-cell>
              <table:table-cell office:value-type="float" office:value="95.28125">
                <text:p>95.28125</text:p>
              </table:table-cell>
              <table:table-cell office:value-type="float" office:value="95">
                <text:p>95</text:p>
              </table:table-cell>
              <table:table-cell office:value-type="float" office:value="95.5625">
                <text:p>95.5625</text:p>
              </table:table-cell>
              <table:table-cell office:value-type="float" office:value="95.84375">
                <text:p>95.84375</text:p>
              </table:table-cell>
              <table:table-cell office:value-type="float" office:value="95.84375">
                <text:p>95.84375</text:p>
              </table:table-cell>
              <table:table-cell office:value-type="float" office:value="95.75">
                <text:p>95.75</text:p>
              </table:table-cell>
              <table:table-cell office:value-type="float" office:value="95.5625">
                <text:p>95.5625</text:p>
              </table:table-cell>
              <table:table-cell office:value-type="float" office:value="95.28125">
                <text:p>95.28125</text:p>
              </table:table-cell>
              <table:table-cell office:value-type="float" office:value="95.09375">
                <text:p>95.0937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4.90625">
                <text:p>94.90625</text:p>
              </table:table-cell>
              <table:table-cell office:value-type="float" office:value="94.4375">
                <text:p>94.4375</text:p>
              </table:table-cell>
              <table:table-cell office:value-type="float" office:value="93.78125">
                <text:p>93.78125</text:p>
              </table:table-cell>
              <table:table-cell office:value-type="float" office:value="92.9375">
                <text:p>92.9375</text:p>
              </table:table-cell>
              <table:table-cell office:value-type="float" office:value="92.09375">
                <text:p>92.09375</text:p>
              </table:table-cell>
              <table:table-cell office:value-type="float" office:value="91.15625">
                <text:p>91.15625</text:p>
              </table:table-cell>
              <table:table-cell office:value-type="float" office:value="90.3125">
                <text:p>90.3125</text:p>
              </table:table-cell>
              <table:table-cell office:value-type="float" office:value="89.46875">
                <text:p>89.46875</text:p>
              </table:table-cell>
              <table:table-cell office:value-type="float" office:value="89.1875">
                <text:p>89.1875</text:p>
              </table:table-cell>
              <table:table-cell office:value-type="float" office:value="87.59375">
                <text:p>87.59375</text:p>
              </table:table-cell>
              <table:table-cell office:value-type="float" office:value="86.375">
                <text:p>86.375</text:p>
              </table:table-cell>
              <table:table-cell office:value-type="float" office:value="85.15625">
                <text:p>85.15625</text:p>
              </table:table-cell>
              <table:table-cell office:value-type="float" office:value="84.875">
                <text:p>84.875</text:p>
              </table:table-cell>
              <table:table-cell office:value-type="float" office:value="86">
                <text:p>86</text:p>
              </table:table-cell>
              <table:table-cell office:value-type="float" office:value="88.25">
                <text:p>88.25</text:p>
              </table:table-cell>
              <table:table-cell office:value-type="float" office:value="91.0625">
                <text:p>91.0625</text:p>
              </table:table-cell>
              <table:table-cell office:value-type="float" office:value="97.125">
                <text:p>97.125</text:p>
              </table:table-cell>
              <table:table-cell office:value-type="float" office:value="93.6875">
                <text:p>93.6875</text:p>
              </table:table-cell>
              <table:table-cell office:value-type="float" office:value="106.125">
                <text:p>106.125</text:p>
              </table:table-cell>
              <table:table-cell office:value-type="float" office:value="123.1875">
                <text:p>123.1875</text:p>
              </table:table-cell>
              <table:table-cell office:value-type="float" office:value="139.5">
                <text:p>139.5</text:p>
              </table:table-cell>
              <table:table-cell office:value-type="float" office:value="160.1875">
                <text:p>160.1875</text:p>
              </table:table-cell>
              <table:table-cell office:value-type="float" office:value="177.34375">
                <text:p>177.34375</text:p>
              </table:table-cell>
              <table:table-cell office:value-type="float" office:value="192.53125">
                <text:p>192.53125</text:p>
              </table:table-cell>
              <table:table-cell office:value-type="float" office:value="195.15625">
                <text:p>195.15625</text:p>
              </table:table-cell>
              <table:table-cell office:value-type="float" office:value="158.0625">
                <text:p>158.0625</text:p>
              </table:table-cell>
              <table:table-cell office:value-type="float" office:value="142.28125">
                <text:p>142.28125</text:p>
              </table:table-cell>
              <table:table-cell office:value-type="float" office:value="123.5">
                <text:p>123.5</text:p>
              </table:table-cell>
              <table:table-cell office:value-type="float" office:value="98.15625">
                <text:p>98.15625</text:p>
              </table:table-cell>
              <table:table-cell office:value-type="float" office:value="126.21875">
                <text:p>126.21875</text:p>
              </table:table-cell>
              <table:table-cell office:value-type="float" office:value="104.625">
                <text:p>104.625</text:p>
              </table:table-cell>
              <table:table-cell office:value-type="float" office:value="79.3125">
                <text:p>79.3125</text:p>
              </table:table-cell>
              <table:table-cell office:value-type="float" office:value="54.375">
                <text:p>54.375</text:p>
              </table:table-cell>
              <table:table-cell office:value-type="float" office:value="166.65625">
                <text:p>166.65625</text:p>
              </table:table-cell>
              <table:table-cell office:value-type="float" office:value="153.375">
                <text:p>153.375</text:p>
              </table:table-cell>
              <table:table-cell office:value-type="float" office:value="131.96875">
                <text:p>131.96875</text:p>
              </table:table-cell>
              <table:table-cell office:value-type="float" office:value="108.125">
                <text:p>108.125</text:p>
              </table:table-cell>
              <table:table-cell office:value-type="float" office:value="133.125">
                <text:p>133.125</text:p>
              </table:table-cell>
              <table:table-cell office:value-type="float" office:value="117.5">
                <text:p>117.5</text:p>
              </table:table-cell>
              <table:table-cell office:value-type="float" office:value="96.5625">
                <text:p>96.5625</text:p>
              </table:table-cell>
              <table:table-cell office:value-type="float" office:value="75.375">
                <text:p>75.375</text:p>
              </table:table-cell>
              <table:table-cell office:value-type="float" office:value="14.8125">
                <text:p>14.812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6.9375">
                <text:p>16.9375</text:p>
              </table:table-cell>
              <table:table-cell office:value-type="float" office:value="17.03125">
                <text:p>17.03125</text:p>
              </table:table-cell>
              <table:table-cell office:value-type="float" office:value="17.3125">
                <text:p>17.3125</text:p>
              </table:table-cell>
              <table:table-cell office:value-type="float" office:value="17.78125">
                <text:p>17.78125</text:p>
              </table:table-cell>
              <table:table-cell office:value-type="float" office:value="18.0625">
                <text:p>18.0625</text:p>
              </table:table-cell>
              <table:table-cell office:value-type="float" office:value="18.625">
                <text:p>18.625</text:p>
              </table:table-cell>
              <table:table-cell office:value-type="float" office:value="18.53125">
                <text:p>18.53125</text:p>
              </table:table-cell>
              <table:table-cell office:value-type="float" office:value="18.625">
                <text:p>18.625</text:p>
              </table:table-cell>
              <table:table-cell office:value-type="float" office:value="18.8125">
                <text:p>18.8125</text:p>
              </table:table-cell>
              <table:table-cell office:value-type="float" office:value="18.34375">
                <text:p>18.34375</text:p>
              </table:table-cell>
              <table:table-cell office:value-type="float" office:value="16.875">
                <text:p>16.875</text:p>
              </table:table-cell>
              <table:table-cell office:value-type="float" office:value="15.6875">
                <text:p>15.6875</text:p>
              </table:table-cell>
              <table:table-cell office:value-type="float" office:value="13.9375">
                <text:p>13.9375</text:p>
              </table:table-cell>
              <table:table-cell office:value-type="float" office:value="11.5625">
                <text:p>11.5625</text:p>
              </table:table-cell>
              <table:table-cell office:value-type="float" office:value="10.1875">
                <text:p>10.1875</text:p>
              </table:table-cell>
              <table:table-cell office:value-type="float" office:value="6.78125">
                <text:p>6.78125</text:p>
              </table:table-cell>
              <table:table-cell office:value-type="float" office:value="4.40625">
                <text:p>4.40625</text:p>
              </table:table-cell>
              <table:table-cell office:value-type="float" office:value="2.65625">
                <text:p>2.65625</text:p>
              </table:table-cell>
              <table:table-cell office:value-type="float" office:value="2.28125">
                <text:p>2.28125</text:p>
              </table:table-cell>
              <table:table-cell office:value-type="float" office:value="0.1875">
                <text:p>0.1875</text:p>
              </table:table-cell>
              <table:table-cell office:value-type="float" office:value="-0.28125">
                <text:p>-0.28125</text:p>
              </table:table-cell>
              <table:table-cell office:value-type="float" office:value="-0.1875">
                <text:p>-0.1875</text:p>
              </table:table-cell>
              <table:table-cell office:value-type="float" office:value="0">
                <text:p>0</text:p>
              </table:table-cell>
              <table:table-cell office:value-type="float" office:value="0.15625">
                <text:p>0.15625</text:p>
              </table:table-cell>
              <table:table-cell office:value-type="float" office:value="-0.125">
                <text:p>-0.125</text:p>
              </table:table-cell>
              <table:table-cell office:value-type="float" office:value="-0.78125">
                <text:p>-0.78125</text:p>
              </table:table-cell>
              <table:table-cell office:value-type="float" office:value="-0.625">
                <text:p>-0.625</text:p>
              </table:table-cell>
              <table:table-cell office:value-type="float" office:value="-0.4375">
                <text:p>-0.4375</text:p>
              </table:table-cell>
              <table:table-cell office:value-type="float" office:value="-1.1875">
                <text:p>-1.1875</text:p>
              </table:table-cell>
              <table:table-cell office:value-type="float" office:value="-1.28125">
                <text:p>-1.28125</text:p>
              </table:table-cell>
              <table:table-cell office:value-type="float" office:value="-2.5">
                <text:p>-2.5</text:p>
              </table:table-cell>
              <table:table-cell office:value-type="float" office:value="-4.375">
                <text:p>-4.375</text:p>
              </table:table-cell>
              <table:table-cell office:value-type="float" office:value="-6.15625">
                <text:p>-6.15625</text:p>
              </table:table-cell>
              <table:table-cell office:value-type="float" office:value="-7.5625">
                <text:p>-7.5625</text:p>
              </table:table-cell>
              <table:table-cell office:value-type="float" office:value="-7.65625">
                <text:p>-7.65625</text:p>
              </table:table-cell>
              <table:table-cell office:value-type="float" office:value="-6.15625">
                <text:p>-6.15625</text:p>
              </table:table-cell>
              <table:table-cell office:value-type="float" office:value="-4.28125">
                <text:p>-4.28125</text:p>
              </table:table-cell>
              <table:table-cell office:value-type="float" office:value="1.3125">
                <text:p>1.3125</text:p>
              </table:table-cell>
              <table:table-cell office:value-type="float" office:value="9.21875">
                <text:p>9.21875</text:p>
              </table:table-cell>
              <table:table-cell office:value-type="float" office:value="20.4375">
                <text:p>20.4375</text:p>
              </table:table-cell>
              <table:table-cell office:value-type="float" office:value="34.3125">
                <text:p>34.3125</text:p>
              </table:table-cell>
              <table:table-cell office:value-type="float" office:value="46.9375">
                <text:p>46.9375</text:p>
              </table:table-cell>
              <table:table-cell office:value-type="float" office:value="62.1875">
                <text:p>62.1875</text:p>
              </table:table-cell>
              <table:table-cell office:value-type="float" office:value="75.6875">
                <text:p>75.6875</text:p>
              </table:table-cell>
              <table:table-cell office:value-type="float" office:value="87.6875">
                <text:p>87.6875</text:p>
              </table:table-cell>
              <table:table-cell office:value-type="float" office:value="88.90625">
                <text:p>88.90625</text:p>
              </table:table-cell>
              <table:table-cell office:value-type="float" office:value="88.8125">
                <text:p>88.8125</text:p>
              </table:table-cell>
              <table:table-cell office:value-type="float" office:value="84.46875">
                <text:p>84.46875</text:p>
              </table:table-cell>
              <table:table-cell office:value-type="float" office:value="74.34375">
                <text:p>74.34375</text:p>
              </table:table-cell>
              <table:table-cell office:value-type="float" office:value="56.65625">
                <text:p>56.65625</text:p>
              </table:table-cell>
              <table:table-cell office:value-type="float" office:value="40.4375">
                <text:p>40.4375</text:p>
              </table:table-cell>
              <table:table-cell office:value-type="float" office:value="20.5">
                <text:p>20.5</text:p>
              </table:table-cell>
              <table:table-cell office:value-type="float" office:value="2.9375">
                <text:p>2.9375</text:p>
              </table:table-cell>
              <table:table-cell office:value-type="float" office:value="-9.53125">
                <text:p>-9.53125</text:p>
              </table:table-cell>
              <table:table-cell office:value-type="float" office:value="-13">
                <text:p>-13</text:p>
              </table:table-cell>
              <table:table-cell office:value-type="float" office:value="-17">
                <text:p>-17</text:p>
              </table:table-cell>
              <table:table-cell office:value-type="float" office:value="-14.25">
                <text:p>-14.25</text:p>
              </table:table-cell>
              <table:table-cell office:value-type="float" office:value="-4.6875">
                <text:p>-4.6875</text:p>
              </table:table-cell>
              <table:table-cell office:value-type="float" office:value="14">
                <text:p>14</text:p>
              </table:table-cell>
              <table:table-cell office:value-type="float" office:value="28.5625">
                <text:p>28.5625</text:p>
              </table:table-cell>
              <table:table-cell office:value-type="float" office:value="48.03125">
                <text:p>48.03125</text:p>
              </table:table-cell>
              <table:table-cell office:value-type="float" office:value="65.6875">
                <text:p>65.6875</text:p>
              </table:table-cell>
              <table:table-cell office:value-type="float" office:value="79.15625">
                <text:p>79.15625</text:p>
              </table:table-cell>
              <table:table-cell office:value-type="float" office:value="82.34375">
                <text:p>82.34375</text:p>
              </table:table-cell>
              <table:table-cell office:value-type="float" office:value="84.78125">
                <text:p>84.78125</text:p>
              </table:table-cell>
              <table:table-cell office:value-type="float" office:value="82.40625">
                <text:p>82.40625</text:p>
              </table:table-cell>
              <table:table-cell office:value-type="float" office:value="73.21875">
                <text:p>73.21875</text:p>
              </table:table-cell>
              <table:table-cell office:value-type="float" office:value="56.46875">
                <text:p>56.46875</text:p>
              </table:table-cell>
              <table:table-cell office:value-type="float" office:value="40.4375">
                <text:p>40.4375</text:p>
              </table:table-cell>
              <table:table-cell office:value-type="float" office:value="20.78125">
                <text:p>20.78125</text:p>
              </table:table-cell>
              <table:table-cell office:value-type="float" office:value="2.9375">
                <text:p>2.9375</text:p>
              </table:table-cell>
              <table:table-cell office:value-type="float" office:value="-9.0625">
                <text:p>-9.0625</text:p>
              </table:table-cell>
              <table:table-cell office:value-type="float" office:value="-12.25">
                <text:p>-12.25</text:p>
              </table:table-cell>
              <table:table-cell office:value-type="float" office:value="-16.15625">
                <text:p>-16.15625</text:p>
              </table:table-cell>
              <table:table-cell office:value-type="float" office:value="-13.59375">
                <text:p>-13.59375</text:p>
              </table:table-cell>
              <table:table-cell office:value-type="float" office:value="-4.125">
                <text:p>-4.125</text:p>
              </table:table-cell>
              <table:table-cell office:value-type="float" office:value="14.28125">
                <text:p>14.28125</text:p>
              </table:table-cell>
              <table:table-cell office:value-type="float" office:value="28.65625">
                <text:p>28.65625</text:p>
              </table:table-cell>
              <table:table-cell office:value-type="float" office:value="48.03125">
                <text:p>48.03125</text:p>
              </table:table-cell>
              <table:table-cell office:value-type="float" office:value="65.6875">
                <text:p>65.6875</text:p>
              </table:table-cell>
              <table:table-cell office:value-type="float" office:value="79.15625">
                <text:p>79.15625</text:p>
              </table:table-cell>
              <table:table-cell office:value-type="float" office:value="82.34375">
                <text:p>82.34375</text:p>
              </table:table-cell>
              <table:table-cell office:value-type="float" office:value="84.78125">
                <text:p>84.78125</text:p>
              </table:table-cell>
              <table:table-cell office:value-type="float" office:value="82.40625">
                <text:p>82.40625</text:p>
              </table:table-cell>
              <table:table-cell office:value-type="float" office:value="73.21875">
                <text:p>73.21875</text:p>
              </table:table-cell>
              <table:table-cell office:value-type="float" office:value="56.46875">
                <text:p>56.46875</text:p>
              </table:table-cell>
              <table:table-cell office:value-type="float" office:value="40.4375">
                <text:p>40.4375</text:p>
              </table:table-cell>
              <table:table-cell office:value-type="float" office:value="20.78125">
                <text:p>20.78125</text:p>
              </table:table-cell>
              <table:table-cell office:value-type="float" office:value="2.9375">
                <text:p>2.9375</text:p>
              </table:table-cell>
              <table:table-cell office:value-type="float" office:value="-9.0625">
                <text:p>-9.0625</text:p>
              </table:table-cell>
              <table:table-cell office:value-type="float" office:value="-12.25">
                <text:p>-12.25</text:p>
              </table:table-cell>
              <table:table-cell office:value-type="float" office:value="-16.15625">
                <text:p>-16.15625</text:p>
              </table:table-cell>
              <table:table-cell office:value-type="float" office:value="-13.59375">
                <text:p>-13.59375</text:p>
              </table:table-cell>
              <table:table-cell office:value-type="float" office:value="-4.125">
                <text:p>-4.125</text:p>
              </table:table-cell>
              <table:table-cell office:value-type="float" office:value="14.28125">
                <text:p>14.28125</text:p>
              </table:table-cell>
              <table:table-cell office:value-type="float" office:value="28.65625">
                <text:p>28.65625</text:p>
              </table:table-cell>
              <table:table-cell office:value-type="float" office:value="48.03125">
                <text:p>48.03125</text:p>
              </table:table-cell>
              <table:table-cell office:value-type="float" office:value="65.6875">
                <text:p>65.6875</text:p>
              </table:table-cell>
              <table:table-cell office:value-type="float" office:value="79.15625">
                <text:p>79.15625</text:p>
              </table:table-cell>
              <table:table-cell office:value-type="float" office:value="82.34375">
                <text:p>82.34375</text:p>
              </table:table-cell>
              <table:table-cell office:value-type="float" office:value="84.78125">
                <text:p>84.78125</text:p>
              </table:table-cell>
              <table:table-cell office:value-type="float" office:value="82.40625">
                <text:p>82.40625</text:p>
              </table:table-cell>
              <table:table-cell office:value-type="float" office:value="73.21875">
                <text:p>73.21875</text:p>
              </table:table-cell>
              <table:table-cell office:value-type="float" office:value="56.46875">
                <text:p>56.46875</text:p>
              </table:table-cell>
              <table:table-cell office:value-type="float" office:value="40.4375">
                <text:p>40.4375</text:p>
              </table:table-cell>
              <table:table-cell office:value-type="float" office:value="20.78125">
                <text:p>20.78125</text:p>
              </table:table-cell>
              <table:table-cell office:value-type="float" office:value="2.9375">
                <text:p>2.9375</text:p>
              </table:table-cell>
              <table:table-cell office:value-type="float" office:value="-9.0625">
                <text:p>-9.0625</text:p>
              </table:table-cell>
              <table:table-cell office:value-type="float" office:value="-12.25">
                <text:p>-12.25</text:p>
              </table:table-cell>
              <table:table-cell office:value-type="float" office:value="-16.15625">
                <text:p>-16.15625</text:p>
              </table:table-cell>
              <table:table-cell office:value-type="float" office:value="-13.59375">
                <text:p>-13.59375</text:p>
              </table:table-cell>
              <table:table-cell office:value-type="float" office:value="-4.03125">
                <text:p>-4.03125</text:p>
              </table:table-cell>
              <table:table-cell office:value-type="float" office:value="14.28125">
                <text:p>14.28125</text:p>
              </table:table-cell>
              <table:table-cell office:value-type="float" office:value="29.21875">
                <text:p>29.21875</text:p>
              </table:table-cell>
              <table:table-cell office:value-type="float" office:value="49.71875">
                <text:p>49.71875</text:p>
              </table:table-cell>
              <table:table-cell office:value-type="float" office:value="68.59375">
                <text:p>68.59375</text:p>
              </table:table-cell>
              <table:table-cell office:value-type="float" office:value="83.09375">
                <text:p>83.09375</text:p>
              </table:table-cell>
              <table:table-cell office:value-type="float" office:value="87.125">
                <text:p>87.125</text:p>
              </table:table-cell>
              <table:table-cell office:value-type="float" office:value="90.40625">
                <text:p>90.40625</text:p>
              </table:table-cell>
              <table:table-cell office:value-type="float" office:value="88.3125">
                <text:p>88.3125</text:p>
              </table:table-cell>
              <table:table-cell office:value-type="float" office:value="79.125">
                <text:p>79.125</text:p>
              </table:table-cell>
              <table:table-cell office:value-type="float" office:value="63.875">
                <text:p>63.875</text:p>
              </table:table-cell>
              <table:table-cell office:value-type="float" office:value="50.65625">
                <text:p>50.65625</text:p>
              </table:table-cell>
              <table:table-cell office:value-type="float" office:value="33.34375">
                <text:p>33.34375</text:p>
              </table:table-cell>
              <table:table-cell office:value-type="float" office:value="17.84375">
                <text:p>17.84375</text:p>
              </table:table-cell>
              <table:table-cell office:value-type="float" office:value="4.90625">
                <text:p>4.90625</text:p>
              </table:table-cell>
              <table:table-cell office:value-type="float" office:value="-1.28125">
                <text:p>-1.28125</text:p>
              </table:table-cell>
              <table:table-cell office:value-type="float" office:value="-11.90625">
                <text:p>-11.90625</text:p>
              </table:table-cell>
              <table:table-cell office:value-type="float" office:value="-11.625">
                <text:p>-11.625</text:p>
              </table:table-cell>
              <table:table-cell office:value-type="float" office:value="-12.46875">
                <text:p>-12.46875</text:p>
              </table:table-cell>
              <table:table-cell office:value-type="float" office:value="-11.03125">
                <text:p>-11.03125</text:p>
              </table:table-cell>
              <table:table-cell office:value-type="float" office:value="-12.375">
                <text:p>-12.375</text:p>
              </table:table-cell>
              <table:table-cell office:value-type="float" office:value="-7.28125">
                <text:p>-7.28125</text:p>
              </table:table-cell>
              <table:table-cell office:value-type="float" office:value="-2.84375">
                <text:p>-2.84375</text:p>
              </table:table-cell>
              <table:table-cell office:value-type="float" office:value="-2.6875">
                <text:p>-2.6875</text:p>
              </table:table-cell>
              <table:table-cell office:value-type="float" office:value="-2.03125">
                <text:p>-2.03125</text:p>
              </table:table-cell>
              <table:table-cell office:value-type="float" office:value="-1.75">
                <text:p>-1.75</text:p>
              </table:table-cell>
              <table:table-cell office:value-type="float" office:value="0.96875">
                <text:p>0.96875</text:p>
              </table:table-cell>
              <table:table-cell office:value-type="float" office:value="2.46875">
                <text:p>2.46875</text:p>
              </table:table-cell>
              <table:table-cell office:value-type="float" office:value="3.875">
                <text:p>3.875</text:p>
              </table:table-cell>
              <table:table-cell office:value-type="float" office:value="3.6875">
                <text:p>3.6875</text:p>
              </table:table-cell>
              <table:table-cell office:value-type="float" office:value="3.5">
                <text:p>3.5</text:p>
              </table:table-cell>
              <table:table-cell office:value-type="float" office:value="2.9375">
                <text:p>2.9375</text:p>
              </table:table-cell>
              <table:table-cell office:value-type="float" office:value="3.03125">
                <text:p>3.03125</text:p>
              </table:table-cell>
              <table:table-cell office:value-type="float" office:value="2.75">
                <text:p>2.75</text:p>
              </table:table-cell>
              <table:table-cell office:value-type="float" office:value="6.03125">
                <text:p>6.03125</text:p>
              </table:table-cell>
              <table:table-cell office:value-type="float" office:value="7.875">
                <text:p>7.875</text:p>
              </table:table-cell>
              <table:table-cell office:value-type="float" office:value="9.53125">
                <text:p>9.53125</text:p>
              </table:table-cell>
              <table:table-cell office:value-type="float" office:value="11.8125">
                <text:p>11.8125</text:p>
              </table:table-cell>
              <table:table-cell office:value-type="float" office:value="7.9375">
                <text:p>7.9375</text:p>
              </table:table-cell>
              <table:table-cell office:value-type="float" office:value="9.9375">
                <text:p>9.9375</text:p>
              </table:table-cell>
              <table:table-cell office:value-type="float" office:value="12.125">
                <text:p>12.125</text:p>
              </table:table-cell>
              <table:table-cell office:value-type="float" office:value="14.6875">
                <text:p>14.6875</text:p>
              </table:table-cell>
              <table:table-cell office:value-type="float" office:value="4.25">
                <text:p>4.25</text:p>
              </table:table-cell>
              <table:table-cell office:value-type="float" office:value="5.09375">
                <text:p>5.09375</text:p>
              </table:table-cell>
              <table:table-cell office:value-type="float" office:value="7.3125">
                <text:p>7.3125</text:p>
              </table:table-cell>
              <table:table-cell office:value-type="float" office:value="9.25">
                <text:p>9.25</text:p>
              </table:table-cell>
              <table:table-cell office:value-type="float" office:value="7.59375">
                <text:p>7.59375</text:p>
              </table:table-cell>
              <table:table-cell office:value-type="float" office:value="8.03125">
                <text:p>8.03125</text:p>
              </table:table-cell>
              <table:table-cell office:value-type="float" office:value="9.84375">
                <text:p>9.84375</text:p>
              </table:table-cell>
              <table:table-cell office:value-type="float" office:value="11.65625">
                <text:p>11.6562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.28125">
                <text:p>90.28125</text:p>
              </table:table-cell>
              <table:table-cell office:value-type="float" office:value="90.9375">
                <text:p>90.9375</text:p>
              </table:table-cell>
              <table:table-cell office:value-type="float" office:value="91.96875">
                <text:p>91.96875</text:p>
              </table:table-cell>
              <table:table-cell office:value-type="float" office:value="93.1875">
                <text:p>93.1875</text:p>
              </table:table-cell>
              <table:table-cell office:value-type="float" office:value="94.59375">
                <text:p>94.59375</text:p>
              </table:table-cell>
              <table:table-cell office:value-type="float" office:value="96">
                <text:p>96</text:p>
              </table:table-cell>
              <table:table-cell office:value-type="float" office:value="97.3125">
                <text:p>97.3125</text:p>
              </table:table-cell>
              <table:table-cell office:value-type="float" office:value="98.4375">
                <text:p>98.4375</text:p>
              </table:table-cell>
              <table:table-cell office:value-type="float" office:value="99.28125">
                <text:p>99.28125</text:p>
              </table:table-cell>
              <table:table-cell office:value-type="float" office:value="100.78125">
                <text:p>100.78125</text:p>
              </table:table-cell>
              <table:table-cell office:value-type="float" office:value="104.15625">
                <text:p>104.15625</text:p>
              </table:table-cell>
              <table:table-cell office:value-type="float" office:value="107.34375">
                <text:p>107.34375</text:p>
              </table:table-cell>
              <table:table-cell office:value-type="float" office:value="109.03125">
                <text:p>109.03125</text:p>
              </table:table-cell>
              <table:table-cell office:value-type="float" office:value="108.9375">
                <text:p>108.9375</text:p>
              </table:table-cell>
              <table:table-cell office:value-type="float" office:value="106.96875">
                <text:p>106.96875</text:p>
              </table:table-cell>
              <table:table-cell office:value-type="float" office:value="103.875">
                <text:p>103.875</text:p>
              </table:table-cell>
              <table:table-cell office:value-type="float" office:value="93.9375">
                <text:p>93.9375</text:p>
              </table:table-cell>
              <table:table-cell office:value-type="float" office:value="79.90625">
                <text:p>79.90625</text:p>
              </table:table-cell>
              <table:table-cell office:value-type="float" office:value="64.03125">
                <text:p>64.03125</text:p>
              </table:table-cell>
              <table:table-cell office:value-type="float" office:value="45.40625">
                <text:p>45.40625</text:p>
              </table:table-cell>
              <table:table-cell office:value-type="float" office:value="26">
                <text:p>26</text:p>
              </table:table-cell>
              <table:table-cell office:value-type="float" office:value="6.59375">
                <text:p>6.59375</text:p>
              </table:table-cell>
              <table:table-cell office:value-type="float" office:value="-16.3125">
                <text:p>-16.3125</text:p>
              </table:table-cell>
              <table:table-cell office:value-type="float" office:value="-34.3125">
                <text:p>-34.3125</text:p>
              </table:table-cell>
              <table:table-cell office:value-type="float" office:value="-35.8125">
                <text:p>-35.8125</text:p>
              </table:table-cell>
              <table:table-cell office:value-type="float" office:value="-26.5">
                <text:p>-26.5</text:p>
              </table:table-cell>
              <table:table-cell office:value-type="float" office:value="-25.9375">
                <text:p>-25.9375</text:p>
              </table:table-cell>
              <table:table-cell office:value-type="float" office:value="-15.03125">
                <text:p>-15.03125</text:p>
              </table:table-cell>
              <table:table-cell office:value-type="float" office:value="12.53125">
                <text:p>12.53125</text:p>
              </table:table-cell>
              <table:table-cell office:value-type="float" office:value="40.375">
                <text:p>40.375</text:p>
              </table:table-cell>
              <table:table-cell office:value-type="float" office:value="67.71875">
                <text:p>67.71875</text:p>
              </table:table-cell>
              <table:table-cell office:value-type="float" office:value="92.5">
                <text:p>92.5</text:p>
              </table:table-cell>
              <table:table-cell office:value-type="float" office:value="111.65625">
                <text:p>111.65625</text:p>
              </table:table-cell>
              <table:table-cell office:value-type="float" office:value="114.09375">
                <text:p>114.09375</text:p>
              </table:table-cell>
              <table:table-cell office:value-type="float" office:value="120.03125">
                <text:p>120.03125</text:p>
              </table:table-cell>
              <table:table-cell office:value-type="float" office:value="114.6875">
                <text:p>114.6875</text:p>
              </table:table-cell>
              <table:table-cell office:value-type="float" office:value="101.125">
                <text:p>101.125</text:p>
              </table:table-cell>
              <table:table-cell office:value-type="float" office:value="76.46875">
                <text:p>76.46875</text:p>
              </table:table-cell>
              <table:table-cell office:value-type="float" office:value="53.03125">
                <text:p>53.03125</text:p>
              </table:table-cell>
              <table:table-cell office:value-type="float" office:value="27.46875">
                <text:p>27.46875</text:p>
              </table:table-cell>
              <table:table-cell office:value-type="float" office:value="-2">
                <text:p>-2</text:p>
              </table:table-cell>
              <table:table-cell office:value-type="float" office:value="-22.21875">
                <text:p>-22.21875</text:p>
              </table:table-cell>
              <table:table-cell office:value-type="float" office:value="-26.8125">
                <text:p>-26.8125</text:p>
              </table:table-cell>
              <table:table-cell office:value-type="float" office:value="-20.59375">
                <text:p>-20.59375</text:p>
              </table:table-cell>
              <table:table-cell office:value-type="float" office:value="-22.84375">
                <text:p>-22.84375</text:p>
              </table:table-cell>
              <table:table-cell office:value-type="float" office:value="-13.4375">
                <text:p>-13.4375</text:p>
              </table:table-cell>
              <table:table-cell office:value-type="float" office:value="13.1875">
                <text:p>13.1875</text:p>
              </table:table-cell>
              <table:table-cell office:value-type="float" office:value="40.5625">
                <text:p>40.5625</text:p>
              </table:table-cell>
              <table:table-cell office:value-type="float" office:value="67.4375">
                <text:p>67.4375</text:p>
              </table:table-cell>
              <table:table-cell office:value-type="float" office:value="92.5">
                <text:p>92.5</text:p>
              </table:table-cell>
              <table:table-cell office:value-type="float" office:value="110.90625">
                <text:p>110.90625</text:p>
              </table:table-cell>
              <table:table-cell office:value-type="float" office:value="112.96875">
                <text:p>112.96875</text:p>
              </table:table-cell>
              <table:table-cell office:value-type="float" office:value="118.8125">
                <text:p>118.8125</text:p>
              </table:table-cell>
              <table:table-cell office:value-type="float" office:value="113.65625">
                <text:p>113.65625</text:p>
              </table:table-cell>
              <table:table-cell office:value-type="float" office:value="100.375">
                <text:p>100.375</text:p>
              </table:table-cell>
              <table:table-cell office:value-type="float" office:value="76.09375">
                <text:p>76.09375</text:p>
              </table:table-cell>
              <table:table-cell office:value-type="float" office:value="52.9375">
                <text:p>52.9375</text:p>
              </table:table-cell>
              <table:table-cell office:value-type="float" office:value="27.46875">
                <text:p>27.46875</text:p>
              </table:table-cell>
              <table:table-cell office:value-type="float" office:value="-2">
                <text:p>-2</text:p>
              </table:table-cell>
              <table:table-cell office:value-type="float" office:value="-22.21875">
                <text:p>-22.21875</text:p>
              </table:table-cell>
              <table:table-cell office:value-type="float" office:value="-26.8125">
                <text:p>-26.8125</text:p>
              </table:table-cell>
              <table:table-cell office:value-type="float" office:value="-20.59375">
                <text:p>-20.59375</text:p>
              </table:table-cell>
              <table:table-cell office:value-type="float" office:value="-22.84375">
                <text:p>-22.84375</text:p>
              </table:table-cell>
              <table:table-cell office:value-type="float" office:value="-13.4375">
                <text:p>-13.4375</text:p>
              </table:table-cell>
              <table:table-cell office:value-type="float" office:value="13.1875">
                <text:p>13.1875</text:p>
              </table:table-cell>
              <table:table-cell office:value-type="float" office:value="40.5625">
                <text:p>40.5625</text:p>
              </table:table-cell>
              <table:table-cell office:value-type="float" office:value="67.4375">
                <text:p>67.4375</text:p>
              </table:table-cell>
              <table:table-cell office:value-type="float" office:value="92.5">
                <text:p>92.5</text:p>
              </table:table-cell>
              <table:table-cell office:value-type="float" office:value="110.90625">
                <text:p>110.90625</text:p>
              </table:table-cell>
              <table:table-cell office:value-type="float" office:value="112.96875">
                <text:p>112.96875</text:p>
              </table:table-cell>
              <table:table-cell office:value-type="float" office:value="118.8125">
                <text:p>118.8125</text:p>
              </table:table-cell>
              <table:table-cell office:value-type="float" office:value="113.65625">
                <text:p>113.65625</text:p>
              </table:table-cell>
              <table:table-cell office:value-type="float" office:value="100.375">
                <text:p>100.375</text:p>
              </table:table-cell>
              <table:table-cell office:value-type="float" office:value="76.09375">
                <text:p>76.09375</text:p>
              </table:table-cell>
              <table:table-cell office:value-type="float" office:value="52.9375">
                <text:p>52.9375</text:p>
              </table:table-cell>
              <table:table-cell office:value-type="float" office:value="27.46875">
                <text:p>27.46875</text:p>
              </table:table-cell>
              <table:table-cell office:value-type="float" office:value="-2">
                <text:p>-2</text:p>
              </table:table-cell>
              <table:table-cell office:value-type="float" office:value="-22.21875">
                <text:p>-22.21875</text:p>
              </table:table-cell>
              <table:table-cell office:value-type="float" office:value="-26.8125">
                <text:p>-26.8125</text:p>
              </table:table-cell>
              <table:table-cell office:value-type="float" office:value="-20.59375">
                <text:p>-20.59375</text:p>
              </table:table-cell>
              <table:table-cell office:value-type="float" office:value="-22.84375">
                <text:p>-22.84375</text:p>
              </table:table-cell>
              <table:table-cell office:value-type="float" office:value="-13.4375">
                <text:p>-13.4375</text:p>
              </table:table-cell>
              <table:table-cell office:value-type="float" office:value="13.1875">
                <text:p>13.1875</text:p>
              </table:table-cell>
              <table:table-cell office:value-type="float" office:value="40.5625">
                <text:p>40.5625</text:p>
              </table:table-cell>
              <table:table-cell office:value-type="float" office:value="67.4375">
                <text:p>67.4375</text:p>
              </table:table-cell>
              <table:table-cell office:value-type="float" office:value="92.5">
                <text:p>92.5</text:p>
              </table:table-cell>
              <table:table-cell office:value-type="float" office:value="110.90625">
                <text:p>110.90625</text:p>
              </table:table-cell>
              <table:table-cell office:value-type="float" office:value="112.96875">
                <text:p>112.96875</text:p>
              </table:table-cell>
              <table:table-cell office:value-type="float" office:value="118.8125">
                <text:p>118.8125</text:p>
              </table:table-cell>
              <table:table-cell office:value-type="float" office:value="113.65625">
                <text:p>113.65625</text:p>
              </table:table-cell>
              <table:table-cell office:value-type="float" office:value="100.09375">
                <text:p>100.09375</text:p>
              </table:table-cell>
              <table:table-cell office:value-type="float" office:value="75.15625">
                <text:p>75.15625</text:p>
              </table:table-cell>
              <table:table-cell office:value-type="float" office:value="50.96875">
                <text:p>50.96875</text:p>
              </table:table-cell>
              <table:table-cell office:value-type="float" office:value="24.28125">
                <text:p>24.28125</text:p>
              </table:table-cell>
              <table:table-cell office:value-type="float" office:value="-6.5">
                <text:p>-6.5</text:p>
              </table:table-cell>
              <table:table-cell office:value-type="float" office:value="-28.21875">
                <text:p>-28.21875</text:p>
              </table:table-cell>
              <table:table-cell office:value-type="float" office:value="-34.125">
                <text:p>-34.125</text:p>
              </table:table-cell>
              <table:table-cell office:value-type="float" office:value="-29.03125">
                <text:p>-29.03125</text:p>
              </table:table-cell>
              <table:table-cell office:value-type="float" office:value="-32.125">
                <text:p>-32.125</text:p>
              </table:table-cell>
              <table:table-cell office:value-type="float" office:value="-24.21875">
                <text:p>-24.21875</text:p>
              </table:table-cell>
              <table:table-cell office:value-type="float" office:value="-0.96875">
                <text:p>-0.96875</text:p>
              </table:table-cell>
              <table:table-cell office:value-type="float" office:value="23.21875">
                <text:p>23.21875</text:p>
              </table:table-cell>
              <table:table-cell office:value-type="float" office:value="48.6875">
                <text:p>48.6875</text:p>
              </table:table-cell>
              <table:table-cell office:value-type="float" office:value="73.5625">
                <text:p>73.5625</text:p>
              </table:table-cell>
              <table:table-cell office:value-type="float" office:value="93.9375">
                <text:p>93.9375</text:p>
              </table:table-cell>
              <table:table-cell office:value-type="float" office:value="99.09375">
                <text:p>99.09375</text:p>
              </table:table-cell>
              <table:table-cell office:value-type="float" office:value="114.5">
                <text:p>114.5</text:p>
              </table:table-cell>
              <table:table-cell office:value-type="float" office:value="123.75">
                <text:p>123.75</text:p>
              </table:table-cell>
              <table:table-cell office:value-type="float" office:value="126.34375">
                <text:p>126.34375</text:p>
              </table:table-cell>
              <table:table-cell office:value-type="float" office:value="120.6875">
                <text:p>120.6875</text:p>
              </table:table-cell>
              <table:table-cell office:value-type="float" office:value="115.9375">
                <text:p>115.9375</text:p>
              </table:table-cell>
              <table:table-cell office:value-type="float" office:value="110.875">
                <text:p>110.875</text:p>
              </table:table-cell>
              <table:table-cell office:value-type="float" office:value="104.3125">
                <text:p>104.3125</text:p>
              </table:table-cell>
              <table:table-cell office:value-type="float" office:value="102.09375">
                <text:p>102.09375</text:p>
              </table:table-cell>
              <table:table-cell office:value-type="float" office:value="98.625">
                <text:p>98.625</text:p>
              </table:table-cell>
              <table:table-cell office:value-type="float" office:value="95.90625">
                <text:p>95.90625</text:p>
              </table:table-cell>
              <table:table-cell office:value-type="float" office:value="93.09375">
                <text:p>93.09375</text:p>
              </table:table-cell>
              <table:table-cell office:value-type="float" office:value="91.59375">
                <text:p>91.59375</text:p>
              </table:table-cell>
              <table:table-cell office:value-type="float" office:value="90.9375">
                <text:p>90.9375</text:p>
              </table:table-cell>
              <table:table-cell office:value-type="float" office:value="90.1875">
                <text:p>90.1875</text:p>
              </table:table-cell>
              <table:table-cell office:value-type="float" office:value="89.71875">
                <text:p>89.71875</text:p>
              </table:table-cell>
              <table:table-cell office:value-type="float" office:value="90">
                <text:p>90</text:p>
              </table:table-cell>
              <table:table-cell office:value-type="float" office:value="89.25">
                <text:p>89.25</text:p>
              </table:table-cell>
              <table:table-cell office:value-type="float" office:value="88.875">
                <text:p>88.875</text:p>
              </table:table-cell>
              <table:table-cell office:value-type="float" office:value="88.78125">
                <text:p>88.78125</text:p>
              </table:table-cell>
              <table:table-cell office:value-type="float" office:value="88.96875">
                <text:p>88.96875</text:p>
              </table:table-cell>
              <table:table-cell office:value-type="float" office:value="89.34375">
                <text:p>89.34375</text:p>
              </table:table-cell>
              <table:table-cell office:value-type="float" office:value="89.625">
                <text:p>89.625</text:p>
              </table:table-cell>
              <table:table-cell office:value-type="float" office:value="89.90625">
                <text:p>89.90625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